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Pictures/100002010000001400000014AA742A0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officeooo:rsid="0008791d" officeooo:paragraph-rsid="0049b293"/>
    </style:style>
    <style:style style:name="P3" style:family="paragraph" style:parent-style-name="Standard">
      <style:text-properties style:font-name="Helvetica" fo:font-size="8pt" officeooo:rsid="0018d777" officeooo:paragraph-rsid="0049b293" style:font-size-asian="8pt" style:font-size-complex="8pt"/>
    </style:style>
    <style:style style:name="P4" style:family="paragraph" style:parent-style-name="Standard">
      <style:paragraph-properties fo:break-before="page"/>
      <style:text-properties officeooo:rsid="0008791d" officeooo:paragraph-rsid="0008791d"/>
    </style:style>
    <style:style style:name="P5" style:family="paragraph" style:parent-style-name="Standard">
      <style:paragraph-properties fo:break-before="page"/>
      <style:text-properties officeooo:rsid="0008791d" officeooo:paragraph-rsid="0049b293"/>
    </style:style>
    <style:style style:name="P6" style:family="paragraph">
      <style:text-properties fo:color="#ffffff" style:font-name="Helvetica" fo:font-size="8pt" style:font-size-asian="8pt" style:font-size-complex="8pt"/>
    </style:style>
    <style:style style:name="P7" style:family="paragraph">
      <style:paragraph-properties fo:text-align="center"/>
    </style:style>
    <style:style style:name="P8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9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11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12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13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5" style:family="paragraph">
      <style:paragraph-properties fo:text-align="center"/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P16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7" style:family="paragraph">
      <style:text-properties style:font-name="Helvetica" fo:font-size="8pt" style:font-size-asian="8pt" style:font-size-complex="8pt"/>
    </style:style>
    <style:style style:name="P18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20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21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4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5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6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7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8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P32" style:family="paragraph">
      <style:text-properties style:font-name="Helvetica" fo:font-size="7pt" style:font-size-asian="7pt" style:font-size-complex="7pt"/>
    </style:style>
    <style:style style:name="P33" style:family="paragraph">
      <style:text-properties style:font-name="Helvetica" fo:font-size="7pt" fo:font-weight="bold" style:font-size-asian="7pt" style:font-weight-asian="bold" style:font-size-complex="7pt" style:font-weight-complex="bold"/>
    </style:style>
    <style:style style:name="P34" style:family="paragraph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35" style:family="paragraph">
      <style:paragraph-properties fo:text-align="start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ffffff" style:font-name="Helvetica" fo:font-size="8pt" style:font-size-asian="8pt" style:font-size-complex="8pt"/>
    </style:style>
    <style:style style:name="T2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3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6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8" style:family="text"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0" style:family="text">
      <style:text-properties style:font-name="Helvetica" fo:font-size="8pt" style:font-size-asian="8pt" style:font-size-complex="8pt"/>
    </style:style>
    <style:style style:name="T11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3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Helvetica" fo:font-size="7pt" style:font-size-asian="7pt" style:font-size-complex="7pt"/>
    </style:style>
    <style:style style:name="T24" style:family="text">
      <style:text-properties style:font-name="Helvetica" fo:font-size="7pt" fo:font-weight="bold" style:font-size-asian="7pt" style:font-weight-asian="bold" style:font-size-complex="7pt" style:font-weight-complex="bold"/>
    </style:style>
    <style:style style:name="T25" style:family="text">
      <style:text-properties style:font-name="Helvetica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399ff" draw:fill="solid" draw:fill-color="#808080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color="#000000" draw:fill="none" draw:fill-color="#ffffff" fo:min-height="0.2602in" style:run-through="foreground"/>
    </style:style>
    <style:style style:name="gr6" style:family="graphic">
      <style:graphic-properties draw:stroke="none" svg:stroke-color="#000000" draw:fill="none" draw:fill-color="#ffffff" fo:min-height="0.1398in" style:run-through="foreground"/>
    </style:style>
    <style:style style:name="gr7" style:family="graphic">
      <style:graphic-properties draw:stroke="none" svg:stroke-color="#000000" draw:fill="none" draw:fill-color="#ffffff" fo:min-height="0.1791in" style:run-through="foreground"/>
    </style:style>
    <style:style style:name="gr8" style:family="graphic">
      <style:graphic-properties draw:stroke="none" svg:stroke-color="#000000" draw:fill="none" draw:fill-color="#ffffff" fo:min-height="0.1744in" style:run-through="foreground"/>
    </style:style>
    <style:style style:name="gr9" style:family="graphic">
      <style:graphic-properties draw:stroke="none" svg:stroke-color="#000000" draw:fill="none" draw:fill-color="#ffffff" fo:min-height="0.2126in" style:run-through="foreground"/>
    </style:style>
    <style:style style:name="gr10" style:family="graphic">
      <style:graphic-properties draw:stroke="none" svg:stroke-color="#000000" draw:fill="none" draw:fill-color="#ffffff" fo:min-height="0.1335in" style:run-through="foreground"/>
    </style:style>
    <style:style style:name="gr11" style:family="graphic">
      <style:graphic-properties draw:stroke="none" draw:fill="solid" draw:fill-color="#808080" draw:textarea-horizontal-align="center" draw:textarea-vertical-align="middle" style:run-through="foreground"/>
    </style:style>
    <style:style style:name="gr12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3" style:family="graphic">
      <style:graphic-properties draw:stroke="none" svg:stroke-color="#000000" draw:fill="none" draw:fill-color="#ffffff" fo:min-height="0.1575in" style:run-through="foreground"/>
    </style:style>
    <style:style style:name="gr14" style:family="graphic">
      <style:graphic-properties draw:stroke="none" svg:stroke-color="#000000" draw:fill="none" draw:fill-color="#ff3333" fo:min-height="0.1583in" style:run-through="foreground"/>
    </style:style>
    <style:style style:name="gr15" style:family="graphic">
      <style:graphic-properties draw:stroke="none" svg:stroke-color="#000000" draw:fill="none" draw:fill-color="#ffff99" fo:min-height="0.1583in" style:run-through="foreground"/>
    </style:style>
    <style:style style:name="gr16" style:family="graphic">
      <style:graphic-properties draw:stroke="none" svg:stroke-color="#000000" draw:fill="none" draw:fill-color="#ff3333" fo:min-height="0.1492in" style:run-through="foreground"/>
    </style:style>
    <style:style style:name="gr17" style:family="graphic">
      <style:graphic-properties draw:stroke="none" svg:stroke-color="#000000" draw:fill="none" draw:fill-color="#ffff99" fo:min-height="0.1492in" style:run-through="foreground"/>
    </style:style>
    <style:style style:name="gr18" style:family="graphic">
      <style:graphic-properties draw:stroke="none" svg:stroke-color="#000000" draw:fill="none" draw:fill-color="#ff3333" fo:min-height="0.1528in" style:run-through="foreground"/>
    </style:style>
    <style:style style:name="gr19" style:family="graphic">
      <style:graphic-properties draw:stroke="none" svg:stroke-color="#000000" draw:fill="none" draw:fill-color="#ffff99" fo:min-height="0.1528in" style:run-through="foreground"/>
    </style:style>
    <style:style style:name="gr20" style:family="graphic">
      <style:graphic-properties draw:stroke="none" svg:stroke-color="#000000" draw:fill="none" draw:fill-color="#ff3333" fo:min-height="0.1437in" style:run-through="foreground"/>
    </style:style>
    <style:style style:name="gr21" style:family="graphic">
      <style:graphic-properties draw:stroke="none" svg:stroke-color="#000000" draw:fill="none" draw:fill-color="#ffff99" fo:min-height="0.1437in" style:run-through="foreground"/>
    </style:style>
    <style:style style:name="gr22" style:family="graphic">
      <style:graphic-properties draw:stroke="none" svg:stroke-color="#000000" draw:fill="none" draw:fill-color="#ff3333" fo:min-height="0.1445in" style:run-through="foreground"/>
    </style:style>
    <style:style style:name="gr23" style:family="graphic">
      <style:graphic-properties draw:stroke="none" svg:stroke-color="#000000" draw:fill="none" draw:fill-color="#ffff99" fo:min-height="0.1445in" style:run-through="foreground"/>
    </style:style>
    <style:style style:name="gr24" style:family="graphic">
      <style:graphic-properties draw:stroke="none" svg:stroke-color="#000000" draw:fill="none" draw:fill-color="#ff3333" fo:min-height="0.1354in" style:run-through="foreground"/>
    </style:style>
    <style:style style:name="gr25" style:family="graphic">
      <style:graphic-properties draw:stroke="none" svg:stroke-color="#000000" draw:fill="none" draw:fill-color="#ffff99" fo:min-height="0.1354in" style:run-through="foreground"/>
    </style:style>
    <style:style style:name="gr26" style:family="graphic">
      <style:graphic-properties draw:stroke="none" svg:stroke-color="#000000" draw:fill="none" draw:fill-color="#ff3333" fo:min-height="0.1429in" style:run-through="foreground"/>
    </style:style>
    <style:style style:name="gr27" style:family="graphic">
      <style:graphic-properties draw:stroke="none" svg:stroke-color="#000000" draw:fill="none" draw:fill-color="#ffff99" fo:min-height="0.1429in" style:run-through="foreground"/>
    </style:style>
    <style:style style:name="gr28" style:family="graphic">
      <style:graphic-properties draw:stroke="none" svg:stroke-color="#000000" draw:fill="none" draw:fill-color="#ff3333" fo:min-height="0.1339in" style:run-through="foreground"/>
    </style:style>
    <style:style style:name="gr29" style:family="graphic">
      <style:graphic-properties draw:stroke="none" svg:stroke-color="#000000" draw:fill="none" draw:fill-color="#ffff99" fo:min-height="0.1339in" style:run-through="foreground"/>
    </style:style>
    <style:style style:name="gr30" style:family="graphic">
      <style:graphic-properties draw:stroke="none" svg:stroke-color="#000000" draw:fill="none" draw:fill-color="#ff3333" fo:min-height="0.1453in" style:run-through="foreground"/>
    </style:style>
    <style:style style:name="gr31" style:family="graphic">
      <style:graphic-properties draw:stroke="none" svg:stroke-color="#000000" draw:fill="none" draw:fill-color="#ffff99" fo:min-height="0.1453in" style:run-through="foreground"/>
    </style:style>
    <style:style style:name="gr32" style:family="graphic">
      <style:graphic-properties draw:stroke="none" svg:stroke-color="#000000" draw:fill="none" draw:fill-color="#ffff99" fo:min-height="0.1575in" style:run-through="foreground"/>
    </style:style>
    <style:style style:name="gr33" style:family="graphic">
      <style:graphic-properties draw:stroke="none" svg:stroke-color="#000000" draw:fill="none" draw:fill-color="#ff3333" fo:min-height="0.1575in" style:run-through="foreground"/>
    </style:style>
    <style:style style:name="gr34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35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36" style:family="graphic">
      <style:graphic-properties svg:stroke-color="#808080" draw:fill="solid" draw:fill-color="#808080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252in" style:run-through="foreground"/>
    </style:style>
    <style:style style:name="gr38" style:family="graphic">
      <style:graphic-properties draw:stroke="none" svg:stroke-color="#000000" draw:fill="none" draw:fill-color="#ffffff" fo:min-height="0.2398in" style:run-through="foreground"/>
    </style:style>
    <style:style style:name="gr39" style:family="graphic">
      <style:graphic-properties draw:stroke="none" svg:stroke-color="#000000" draw:fill="none" draw:fill-color="#ffffff" fo:min-height="0.1673in" style:run-through="foreground"/>
    </style:style>
    <style:style style:name="gr40" style:family="graphic">
      <style:graphic-properties draw:stroke="none" svg:stroke-color="#000000" draw:fill="none" draw:fill-color="#ffffff" fo:min-height="0.2047in" style:run-through="foreground"/>
    </style:style>
    <style:style style:name="gr41" style:family="graphic">
      <style:graphic-properties draw:stroke="none" svg:stroke-color="#000000" draw:fill="none" draw:fill-color="#ffffff" fo:min-height="0.2516in" style:run-through="foreground"/>
    </style:style>
    <style:style style:name="gr42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stroke="none" svg:stroke-color="#000000" draw:fill="none" draw:fill-color="#ffffff" fo:min-height="0.178in" style:run-through="foreground"/>
    </style:style>
    <style:style style:name="gr44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stroke="none" draw:fill="solid" draw:fill-color="#eeeeee" draw:opacity="50%" draw:textarea-horizontal-align="center" draw:textarea-vertical-align="middle" draw:shadow-opacity="50%" style:run-through="foreground"/>
    </style:style>
    <style:style style:name="gr46" style:family="graphic">
      <style:graphic-properties draw:stroke="none" svg:stroke-color="#000000" draw:fill="none" draw:fill-color="#ffffff" fo:min-height="0.15in" style:run-through="foreground"/>
    </style:style>
    <style:style style:name="gr47" style:family="graphic">
      <style:graphic-properties draw:stroke="none" svg:stroke-color="#000000" draw:fill="none" draw:fill-color="#ff3333" fo:min-height="0.1291in" style:run-through="foreground"/>
    </style:style>
    <style:style style:name="gr48" style:family="graphic">
      <style:graphic-properties draw:stroke="none" svg:stroke-color="#000000" draw:fill="none" draw:fill-color="#ffff99" fo:min-height="0.1291in" style:run-through="foreground"/>
    </style:style>
    <style:style style:name="gr49" style:family="graphic">
      <style:graphic-properties draw:stroke="none" svg:stroke-color="#000000" draw:fill="none" draw:fill-color="#ff3333" fo:min-height="0.128in" style:run-through="foreground"/>
    </style:style>
    <style:style style:name="gr50" style:family="graphic">
      <style:graphic-properties draw:stroke="none" svg:stroke-color="#000000" draw:fill="none" draw:fill-color="#ffff99" fo:min-height="0.1181in" style:run-through="foreground"/>
    </style:style>
    <style:style style:name="gr51" style:family="graphic">
      <style:graphic-properties draw:stroke="none" svg:stroke-color="#000000" draw:fill="none" draw:fill-color="#ff3333" fo:min-height="0.1181in" style:run-through="foreground"/>
    </style:style>
    <style:style style:name="gr52" style:family="graphic">
      <style:graphic-properties draw:stroke="none" svg:stroke-color="#000000" draw:fill="none" draw:fill-color="#ffff99" fo:min-height="0.128in" style:run-through="foreground"/>
    </style:style>
    <style:style style:name="gr53" style:family="graphic">
      <style:graphic-properties draw:stroke="none" svg:stroke-color="#000000" draw:fill="none" draw:fill-color="#ff3333" fo:min-height="0.1126in" style:run-through="foreground"/>
    </style:style>
    <style:style style:name="gr54" style:family="graphic">
      <style:graphic-properties draw:stroke="none" svg:stroke-color="#000000" draw:fill="none" draw:fill-color="#ffff99" fo:min-height="0.1126in" style:run-through="foreground"/>
    </style:style>
    <style:style style:name="gr55" style:family="graphic">
      <style:graphic-properties draw:stroke="none" svg:stroke-color="#000000" draw:fill="none" draw:fill-color="#ff3333" fo:min-height="0.1299in" style:run-through="foreground"/>
    </style:style>
    <style:style style:name="gr56" style:family="graphic">
      <style:graphic-properties draw:stroke="none" svg:stroke-color="#000000" draw:fill="none" draw:fill-color="#ffff99" fo:min-height="0.1299in" style:run-through="foreground"/>
    </style:style>
    <style:style style:name="gr57" style:family="graphic">
      <style:graphic-properties draw:stroke="none" svg:stroke-color="#000000" draw:fill="none" draw:fill-color="#ff3333" fo:min-height="0.1118in" style:run-through="foreground"/>
    </style:style>
    <style:style style:name="gr58" style:family="graphic">
      <style:graphic-properties draw:stroke="none" svg:stroke-color="#000000" draw:fill="none" draw:fill-color="#ffff99" fo:min-height="0.1118in" style:run-through="foreground"/>
    </style:style>
    <style:style style:name="gr59" style:family="graphic">
      <style:graphic-properties draw:stroke="none" svg:stroke-color="#000000" draw:fill="none" draw:fill-color="#ffff99" fo:min-height="0.1047in" style:run-through="foreground"/>
    </style:style>
    <style:style style:name="gr60" style:family="graphic">
      <style:graphic-properties draw:stroke="none" svg:stroke-color="#000000" draw:fill="none" draw:fill-color="#ff3333" fo:min-height="0.1047in" style:run-through="foreground"/>
    </style:style>
    <style:style style:name="gr61" style:family="graphic">
      <style:graphic-properties draw:stroke="none" svg:stroke-color="#000000" draw:fill="none" draw:fill-color="#ff3333" fo:min-height="0.111in" style:run-through="foreground"/>
    </style:style>
    <style:style style:name="gr62" style:family="graphic">
      <style:graphic-properties draw:stroke="none" svg:stroke-color="#000000" draw:fill="none" draw:fill-color="#ff3333" fo:min-height="0.1035in" style:run-through="foreground"/>
    </style:style>
    <style:style style:name="gr63" style:family="graphic">
      <style:graphic-properties draw:stroke="none" svg:stroke-color="#000000" draw:fill="none" draw:fill-color="#ff3333" fo:min-height="0.1283in" style:run-through="foreground"/>
    </style:style>
    <style:style style:name="gr64" style:family="graphic">
      <style:graphic-properties draw:stroke="none" svg:stroke-color="#000000" draw:fill="none" draw:fill-color="#ffff99" fo:min-height="0.1283in" style:run-through="foreground"/>
    </style:style>
    <style:style style:name="gr65" style:family="graphic">
      <style:graphic-properties draw:stroke="none" svg:stroke-color="#000000" draw:fill="none" draw:fill-color="#ff3333" fo:min-height="0.1366in" style:run-through="foreground"/>
    </style:style>
    <style:style style:name="gr66" style:family="graphic">
      <style:graphic-properties draw:stroke="none" svg:stroke-color="#000000" draw:fill="none" draw:fill-color="#ffff99" fo:min-height="0.1366in" style:run-through="foreground"/>
    </style:style>
    <style:style style:name="gr67" style:family="graphic">
      <style:graphic-properties draw:stroke="none" svg:stroke-color="#000000" draw:fill="none" draw:fill-color="#ffffff" fo:min-height="0.1772in" style:run-through="foreground"/>
    </style:style>
    <style:style style:name="gr68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1764in" style:run-through="foreground"/>
    </style:style>
    <style:style style:name="gr70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none" svg:stroke-color="#000000" draw:fill="none" draw:fill-color="#ff3333" fo:min-height="0.1591in" style:run-through="foreground"/>
    </style:style>
    <style:style style:name="gr72" style:family="graphic">
      <style:graphic-properties draw:stroke="none" svg:stroke-color="#000000" draw:fill="none" draw:fill-color="#ffff99" fo:min-height="0.1591in" style:run-through="foreground"/>
    </style:style>
    <style:style style:name="gr73" style:family="graphic">
      <style:graphic-properties draw:stroke="none" svg:stroke-color="#000000" draw:fill="none" draw:fill-color="#ff3333" fo:min-height="0.1508in" style:run-through="foreground"/>
    </style:style>
    <style:style style:name="gr74" style:family="graphic">
      <style:graphic-properties draw:stroke="none" svg:stroke-color="#000000" draw:fill="none" draw:fill-color="#ff3333" fo:min-height="0.1465in" style:run-through="foreground"/>
    </style:style>
    <style:style style:name="gr75" style:family="graphic">
      <style:graphic-properties draw:stroke="none" svg:stroke-color="#000000" draw:fill="none" draw:fill-color="#ffff99" fo:min-height="0.1484in" style:run-through="foreground"/>
    </style:style>
    <style:style style:name="gr76" style:family="graphic">
      <style:graphic-properties draw:stroke="none" svg:stroke-color="#000000" draw:fill="none" draw:fill-color="#ffff99" fo:min-height="0.1654in" style:run-through="foreground"/>
    </style:style>
    <style:style style:name="gr77" style:family="graphic">
      <style:graphic-properties draw:stroke="solid" svg:stroke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8" style:family="graphic">
      <style:graphic-properties draw:stroke="none" svg:stroke-color="#000000" draw:fill="none" draw:fill-color="#ff3333" fo:min-height="0.1307in" style:run-through="foreground"/>
    </style:style>
    <style:style style:name="gr79" style:family="graphic">
      <style:graphic-properties draw:stroke="none" svg:stroke-color="#000000" draw:fill="none" draw:fill-color="#ffff99" fo:min-height="0.0866in" style:run-through="foreground"/>
    </style:style>
    <style:style style:name="gr80" style:family="graphic">
      <style:graphic-properties draw:stroke="none" svg:stroke-color="#000000" draw:fill="none" draw:fill-color="#ff3333" fo:min-height="0.0866in" style:run-through="foreground"/>
    </style:style>
    <style:style style:name="gr81" style:family="graphic">
      <style:graphic-properties draw:stroke="none" svg:stroke-color="#000000" draw:fill="none" draw:fill-color="#ff3333" fo:min-height="0.1398in" style:run-through="foreground"/>
    </style:style>
    <style:style style:name="gr82" style:family="graphic">
      <style:graphic-properties draw:stroke="none" svg:stroke-color="#000000" draw:fill="none" draw:fill-color="#ffff99" fo:min-height="0.1398in" style:run-through="foreground"/>
    </style:style>
    <style:style style:name="gr83" style:family="graphic">
      <style:graphic-properties draw:stroke="none" svg:stroke-color="#000000" draw:fill="none" draw:fill-color="#ff3333" fo:min-height="0.148in" style:run-through="foreground"/>
    </style:style>
    <style:style style:name="gr84" style:family="graphic">
      <style:graphic-properties draw:stroke="none" svg:stroke-color="#000000" draw:fill="none" draw:fill-color="#ffff99" fo:min-height="0.15in" style:run-through="foreground"/>
    </style:style>
    <style:style style:name="gr85" style:family="graphic">
      <style:graphic-properties draw:stroke="none" svg:stroke-color="#000000" draw:fill="none" draw:fill-color="#ffff99" fo:min-height="0.1626in" style:run-through="foreground"/>
    </style:style>
    <style:style style:name="gr86" style:family="graphic">
      <style:graphic-properties draw:stroke="none" svg:stroke-color="#000000" draw:fill="none" draw:fill-color="#ffff99" fo:min-height="0.1346in" style:run-through="foreground"/>
    </style:style>
    <style:style style:name="gr87" style:family="graphic">
      <style:graphic-properties draw:stroke="none" svg:stroke-color="#000000" draw:fill="none" draw:fill-color="#ff3333" fo:min-height="0.1717in" style:run-through="foreground"/>
    </style:style>
    <style:style style:name="gr88" style:family="graphic">
      <style:graphic-properties draw:stroke="none" svg:stroke-color="#000000" draw:fill="none" draw:fill-color="#ffff99" fo:min-height="0.1335in" style:run-through="foreground"/>
    </style:style>
    <style:style style:name="gr89" style:family="graphic">
      <style:graphic-properties draw:stroke="none" svg:stroke-color="#000000" draw:fill="none" draw:fill-color="#ff3333" fo:min-height="0.1457in" style:run-through="foreground"/>
    </style:style>
    <style:style style:name="gr90" style:family="graphic">
      <style:graphic-properties draw:stroke="none" svg:stroke-color="#000000" draw:fill="none" draw:fill-color="#ff3333" fo:min-height="0.1335in" style:run-through="foreground"/>
    </style:style>
    <style:style style:name="gr91" style:family="graphic">
      <style:graphic-properties draw:stroke="none" svg:stroke-color="#000000" draw:fill="none" draw:fill-color="#ffff99" fo:min-height="0.1457in" style:run-through="foreground"/>
    </style:style>
    <style:style style:name="gr92" style:family="graphic">
      <style:graphic-properties draw:stroke="none" svg:stroke-color="#000000" draw:fill="none" draw:fill-color="#ff3333" fo:min-height="0.1563in" style:run-through="foreground"/>
    </style:style>
    <style:style style:name="gr93" style:family="graphic">
      <style:graphic-properties draw:stroke="none" svg:stroke-color="#000000" draw:fill="none" draw:fill-color="#ffff99" fo:min-height="0.1563in" style:run-through="foreground"/>
    </style:style>
    <style:style style:name="gr94" style:family="graphic">
      <style:graphic-properties draw:stroke="none" svg:stroke-color="#000000" draw:fill="none" draw:fill-color="#ff3333" fo:min-height="0.15in" style:run-through="foreground"/>
    </style:style>
    <style:style style:name="gr95" style:family="graphic">
      <style:graphic-properties draw:stroke="none" svg:stroke-color="#000000" draw:fill="none" draw:fill-color="#ff3333" fo:min-height="0.1484in" style:run-through="foreground"/>
    </style:style>
    <style:style style:name="gr96" style:family="graphic">
      <style:graphic-properties draw:stroke="none" svg:stroke-color="#000000" draw:fill="none" draw:fill-color="#ffff99" fo:min-height="0.1547in" style:run-through="foreground"/>
    </style:style>
    <style:style style:name="gr97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8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9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0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1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2" style:family="graphic">
      <style:graphic-properties draw:stroke="none" svg:stroke-color="#000000" draw:fill="none" draw:fill-color="#ffffff" fo:min-height="0.1819in" style:run-through="foreground"/>
    </style:style>
    <style:style style:name="gr103" style:family="graphic">
      <style:graphic-properties style:run-through="foreground" style:vertical-pos="from-top" style:vertical-rel="paragraph" style:horizontal-pos="from-left" style:horizontal-rel="paragraph"/>
    </style:style>
    <style:style style:name="gr104" style:family="graphic">
      <style:graphic-properties draw:stroke="none" svg:stroke-color="#000000" draw:fill="none" draw:fill-color="#ffffff" fo:min-height="3.146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47" draw:style-name="gr103"><draw:rect draw:style-name="gr3" draw:text-style-name="P7" svg:width="6.8898in" svg:height="0.9634in" svg:x="-0.0374in" svg:y="-0.0264in"><text:p/></draw:rect><draw:frame draw:style-name="gr37" draw:text-style-name="P25" svg:width="2.7886in" svg:height="0.2524in" svg:x="0.1862in" svg:y="0.1055in"><draw:text-box><text:p><text:span text:style-name="T17">[INCIDENT_NAME]</text:span></text:p></draw:text-box></draw:frame><draw:frame draw:style-name="gr38" draw:text-style-name="P26" svg:width="4.6386in" svg:height="0.2398in" svg:x="0.1862in" svg:y="0.4138in"><draw:text-box><text:p><text:span text:style-name="T18">[JOB_NAME]</text:span></text:p></draw:text-box></draw:frame><draw:frame draw:style-name="gr39" draw:text-style-name="P27" svg:width="1.4657in" svg:height="0.1677in" svg:x="1.3433in" svg:y="0.6429in"><draw:text-box><text:p><text:span text:style-name="T19">[RIG]</text:span></text:p></draw:text-box></draw:frame><draw:frame draw:style-name="gr39" draw:text-style-name="P28" svg:width="1.4657in" svg:height="0.1677in" svg:x="0.1787in" svg:y="0.6736in"><draw:text-box><text:p><text:span text:style-name="T20">[JOB_NUMBER]</text:span></text:p></draw:text-box></draw:frame><draw:frame draw:style-name="gr40" draw:text-style-name="P30" svg:width="2.6941in" svg:height="0.2051in" svg:x="4.0134in" svg:y="0.0654in"><draw:text-box><text:p text:style-name="P29"><text:span text:style-name="T21">[INCIDENT_TIME]</text:span></text:p></draw:text-box></draw:frame><draw:frame draw:style-name="gr41" draw:text-style-name="P31" svg:width="2.315in" svg:height="0.2516in" svg:x="4.4in" svg:y="0.6256in"><draw:text-box><text:p text:style-name="P29"><text:span text:style-name="T22">[CLIENT]</text:span></text:p></draw:text-box></draw:frame><draw:frame draw:style-name="gr7" draw:text-style-name="P10" svg:width="1.237in" svg:height="0.1795in" svg:x="0.1787in" svg:y="1.1571in"><draw:text-box><text:p text:style-name="P22"><text:span text:style-name="T4">Incident Details</text:span></text:p></draw:text-box></draw:frame><draw:frame draw:style-name="gr104" draw:text-style-name="P35" svg:width="6.4067in" svg:height="3.1469in" svg:x="0.1787in" svg:y="1.4118in"><draw:text-box><text:p text:style-name="P22"><text:span text:style-name="T4">[INCIDENT_TEXT]</text:span></text:p></draw:text-box></draw:frame></draw:g><draw:frame text:anchor-type="paragraph" draw:z-index="0" draw:style-name="gr1" draw:text-style-name="P6" svg:width="1.3858in" svg:height="0.1496in" svg:x="5.789in" svg:y="9.1098in"><draw:text-box><text:p><text:span text:style-name="T1">elephant-cloud.com</text:span></text:p></draw:text-box></draw:frame></text:p>
      <text:p text:style-name="P4"><draw:g text:anchor-type="paragraph" draw:z-index="1" draw:style-name="gr2"><draw:rect draw:style-name="gr3" draw:text-style-name="P7" svg:width="6.8898in" svg:height="0.9634in" svg:x="-0.0374in" svg:y="-0.0264in"><text:p/></draw:rect><draw:g draw:style-name="gr4"><draw:frame draw:style-name="gr5" draw:text-style-name="P8" svg:width="1.174in" svg:height="0.2787in" svg:x="0.0902in" svg:y="1.5307in"><draw:text-box><text:p text:style-name="P7"><text:span text:style-name="T2">[T1]</text:span></text:p></draw:text-box></draw:frame><draw:frame draw:style-name="gr6" draw:text-style-name="P9" svg:width="0.7315in" svg:height="0.1398in" svg:x="0.5638in" svg:y="1.3508in"><draw:text-box><text:p text:style-name="P7"><text:span text:style-name="T3">ft/hr</text:span></text:p></draw:text-box></draw:frame><draw:frame draw:style-name="gr7" draw:text-style-name="P10" svg:width="1.237in" svg:height="0.1795in" svg:x="0.0744in" svg:y="1.1382in"><draw:text-box><text:p text:style-name="P7"><text:span text:style-name="T4">Drilling ROP</text:span></text:p></draw:text-box></draw:frame></draw:g><draw:g draw:style-name="gr4"><draw:frame draw:style-name="gr5" draw:text-style-name="P11" svg:width="1.1976in" svg:height="0.2787in" svg:x="1.4039in" svg:y="1.5307in"><draw:text-box><text:p text:style-name="P7"><text:span text:style-name="T5">[T2]</text:span></text:p></draw:text-box></draw:frame><draw:frame draw:style-name="gr6" draw:text-style-name="P12" svg:width="0.7315in" svg:height="0.1398in" svg:x="1.8776in" svg:y="1.3508in"><draw:text-box><text:p text:style-name="P7"><text:span text:style-name="T6">feet</text:span></text:p></draw:text-box></draw:frame><draw:frame draw:style-name="gr7" draw:text-style-name="P13" svg:width="1.237in" svg:height="0.1795in" svg:x="1.3882in" svg:y="1.1382in"><draw:text-box><text:p text:style-name="P7"><text:span text:style-name="T4">Total Drilled</text:span></text:p></draw:text-box></draw:frame></draw:g><draw:g draw:style-name="gr4"><draw:frame draw:style-name="gr5" draw:text-style-name="P11" svg:width="1.1106in" svg:height="0.2787in" svg:x="2.6835in" svg:y="1.5307in"><draw:text-box><text:p text:style-name="P7"><text:span text:style-name="T5">[T3]</text:span></text:p></draw:text-box></draw:frame><draw:frame draw:style-name="gr6" draw:text-style-name="P12" svg:width="0.7315in" svg:height="0.1398in" svg:x="3.1575in" svg:y="1.3508in"><draw:text-box><text:p text:style-name="P7"><text:span text:style-name="T6">hours</text:span></text:p></draw:text-box></draw:frame><draw:frame draw:style-name="gr7" draw:text-style-name="P13" svg:width="1.237in" svg:height="0.1795in" svg:x="2.6673in" svg:y="1.1382in"><draw:text-box><text:p text:style-name="P7"><text:span text:style-name="T4">Drilling Time</text:span></text:p></draw:text-box></draw:frame></draw:g><draw:g draw:style-name="gr4"><draw:frame draw:style-name="gr5" draw:text-style-name="P8" svg:width="1.174in" svg:height="0.2787in" svg:x="0.0236in" svg:y="2.3098in"><draw:text-box><text:p text:style-name="P7"><text:span text:style-name="T2">[T5]</text:span></text:p></draw:text-box></draw:frame><draw:frame draw:style-name="gr8" draw:text-style-name="P10" svg:width="1.237in" svg:height="0.1748in" svg:x="0.0075in" svg:y="2.0091in"><draw:text-box><text:p text:style-name="P7"><text:span text:style-name="T4">Failures</text:span></text:p></draw:text-box></draw:frame></draw:g><draw:g draw:style-name="gr4"><draw:frame draw:style-name="gr5" draw:text-style-name="P14" svg:width="1.6276in" svg:height="0.2606in" svg:x="1.1445in" svg:y="2.3854in"><draw:text-box><text:p text:style-name="P7"><text:span text:style-name="T7">[T6]</text:span></text:p></draw:text-box></draw:frame><draw:frame draw:style-name="gr6" draw:text-style-name="P12" svg:width="0.7315in" svg:height="0.1398in" svg:x="1.8776in" svg:y="2.2055in"><draw:text-box><text:p text:style-name="P7"><text:span text:style-name="T6">feet</text:span></text:p></draw:text-box></draw:frame><draw:frame draw:style-name="gr9" draw:text-style-name="P13" svg:width="1.237in" svg:height="0.213in" svg:x="1.3882in" svg:y="1.9929in"><draw:text-box><text:p text:style-name="P7"><text:span text:style-name="T4">Range</text:span></text:p></draw:text-box></draw:frame></draw:g><draw:g draw:style-name="gr4"><draw:frame draw:style-name="gr5" draw:text-style-name="P11" svg:width="1.1106in" svg:height="0.2787in" svg:x="3.8736in" svg:y="1.5307in"><draw:text-box><text:p text:style-name="P7"><text:span text:style-name="T5">[T4]</text:span></text:p></draw:text-box></draw:frame><draw:frame draw:style-name="gr6" draw:text-style-name="P12" svg:width="0.7315in" svg:height="0.1398in" svg:x="4.348in" svg:y="1.3508in"><draw:text-box><text:p text:style-name="P7"><text:span text:style-name="T6">hours</text:span></text:p></draw:text-box></draw:frame><draw:frame draw:style-name="gr7" draw:text-style-name="P13" svg:width="1.237in" svg:height="0.1795in" svg:x="3.8575in" svg:y="1.1382in"><draw:text-box><text:p text:style-name="P7"><text:span text:style-name="T4">NPT</text:span></text:p></draw:text-box></draw:frame></draw:g><draw:g draw:style-name="gr4"><draw:frame draw:style-name="gr5" draw:text-style-name="P11" svg:width="1.174in" svg:height="0.2787in" svg:x="2.7138in" svg:y="2.2236in"><draw:text-box><text:p text:style-name="P7"><text:span text:style-name="T5">[BHA1]</text:span></text:p></draw:text-box></draw:frame><draw:frame draw:style-name="gr7" draw:text-style-name="P10" svg:width="1.237in" svg:height="0.1795in" svg:x="2.6598in" svg:y="2.0118in"><draw:text-box><text:p text:style-name="P7"><text:span text:style-name="T4">BHA #</text:span></text:p></draw:text-box></draw:frame><draw:frame draw:style-name="gr10" draw:text-style-name="P15" svg:width="1.0878in" svg:height="0.1335in" svg:x="2.7484in" svg:y="2.528in"><draw:text-box><text:p text:style-name="P7"><text:span text:style-name="T8">[BHA1_DESC]</text:span></text:p></draw:text-box></draw:frame></draw:g><draw:rect draw:style-name="gr11" draw:text-style-name="P7" svg:width="6.8933in" svg:height="0.0614in" svg:x="-0.0417in" svg:y="2.7835in"><text:p/></draw:rect><draw:rect draw:style-name="gr11" draw:text-style-name="P7" svg:width="6.8933in" svg:height="0.0614in" svg:x="-0.0417in" svg:y="4.3929in"><text:p/></draw:rect><draw:g draw:style-name="gr4"><draw:g draw:style-name="gr4"><draw:rect draw:style-name="gr12" draw:text-style-name="P7" svg:width="6.8705in" svg:height="0.1579in" svg:x="-0.0189in" svg:y="5.6555in"><text:p/></draw:rect><draw:rect draw:style-name="gr12" draw:text-style-name="P7" svg:width="6.8705in" svg:height="0.1579in" svg:x="-0.0189in" svg:y="5.3307in"><text:p/></draw:rect><draw:rect draw:style-name="gr12" draw:text-style-name="P7" svg:width="6.8705in" svg:height="0.1579in" svg:x="-0.0189in" svg:y="4.9874in"><text:p/></draw:rect><draw:frame draw:style-name="gr13" draw:text-style-name="P16" svg:width="2.228in" svg:height="0.1579in" svg:x="0.1902in" svg:y="4.6354in"><draw:text-box><text:p><text:span text:style-name="T9">[H1]</text:span></text:p></draw:text-box></draw:frame><draw:g draw:style-name="gr4"><draw:g draw:style-name="gr4"><draw:frame draw:style-name="gr14" draw:text-style-name="P17" svg:width="1.0224in" svg:height="0.1587in" svg:x="0.1819in" svg:y="4.8291in"><draw:text-box><text:p><text:span text:style-name="T10">[P1]</text:span></text:p></draw:text-box></draw:frame><draw:frame draw:style-name="gr15" draw:text-style-name="P18" svg:width="0.9213in" svg:height="0.1587in" svg:x="1.2535in" svg:y="4.8291in"><draw:text-box><text:p><text:span text:style-name="T11">[V1]</text:span></text:p></draw:text-box></draw:frame></draw:g><draw:g draw:style-name="gr4"><draw:frame draw:style-name="gr14" draw:text-style-name="P17" svg:width="1.0224in" svg:height="0.1587in" svg:x="2.3547in" svg:y="4.8291in"><draw:text-box><text:p><text:span text:style-name="T10">[P7]</text:span></text:p></draw:text-box></draw:frame><draw:frame draw:style-name="gr15" draw:text-style-name="P18" svg:width="0.9213in" svg:height="0.1587in" svg:x="3.4264in" svg:y="4.8291in"><draw:text-box><text:p><text:span text:style-name="T11">[V7]</text:span></text:p></draw:text-box></draw:frame></draw:g><draw:g draw:style-name="gr4"><draw:frame draw:style-name="gr14" draw:text-style-name="P17" svg:width="1.0224in" svg:height="0.1587in" svg:x="4.5283in" svg:y="4.8291in"><draw:text-box><text:p><text:span text:style-name="T10">[P13]</text:span></text:p></draw:text-box></draw:frame><draw:frame draw:style-name="gr15" draw:text-style-name="P18" svg:width="0.9213in" svg:height="0.1587in" svg:x="5.6in" svg:y="4.8291in"><draw:text-box><text:p><text:span text:style-name="T11">[V13]</text:span></text:p></draw:text-box></draw:frame></draw:g></draw:g><draw:g draw:style-name="gr4"><draw:g draw:style-name="gr4"><draw:frame draw:style-name="gr16" draw:text-style-name="P17" svg:width="1.0224in" svg:height="0.1496in" svg:x="0.1819in" svg:y="4.9957in"><draw:text-box><text:p><text:span text:style-name="T10">[P2]</text:span></text:p></draw:text-box></draw:frame><draw:frame draw:style-name="gr17" draw:text-style-name="P18" svg:width="0.9213in" svg:height="0.1496in" svg:x="1.2535in" svg:y="4.9957in"><draw:text-box><text:p><text:span text:style-name="T11">[V2]</text:span></text:p></draw:text-box></draw:frame></draw:g><draw:g draw:style-name="gr4"><draw:frame draw:style-name="gr16" draw:text-style-name="P17" svg:width="1.0224in" svg:height="0.1496in" svg:x="2.3547in" svg:y="4.9957in"><draw:text-box><text:p><text:span text:style-name="T10">[P8]</text:span></text:p></draw:text-box></draw:frame><draw:frame draw:style-name="gr17" draw:text-style-name="P18" svg:width="0.9213in" svg:height="0.1496in" svg:x="3.4264in" svg:y="4.9957in"><draw:text-box><text:p><text:span text:style-name="T11">[V8]</text:span></text:p></draw:text-box></draw:frame></draw:g><draw:g draw:style-name="gr4"><draw:frame draw:style-name="gr16" draw:text-style-name="P17" svg:width="1.0224in" svg:height="0.1496in" svg:x="4.5283in" svg:y="4.9957in"><draw:text-box><text:p><text:span text:style-name="T10">[P14]</text:span></text:p></draw:text-box></draw:frame><draw:frame draw:style-name="gr17" draw:text-style-name="P18" svg:width="0.9213in" svg:height="0.1496in" svg:x="5.6in" svg:y="4.9957in"><draw:text-box><text:p><text:span text:style-name="T11">[V14]</text:span></text:p></draw:text-box></draw:frame></draw:g></draw:g><draw:g draw:style-name="gr4"><draw:g draw:style-name="gr4"><draw:frame draw:style-name="gr18" draw:text-style-name="P17" svg:width="1.0224in" svg:height="0.1531in" svg:x="0.1819in" svg:y="5.178in"><draw:text-box><text:p><text:span text:style-name="T10">[P3]</text:span></text:p></draw:text-box></draw:frame><draw:frame draw:style-name="gr19" draw:text-style-name="P18" svg:width="0.9213in" svg:height="0.1531in" svg:x="1.2535in" svg:y="5.178in"><draw:text-box><text:p><text:span text:style-name="T11">[V3]</text:span></text:p></draw:text-box></draw:frame></draw:g><draw:g draw:style-name="gr4"><draw:frame draw:style-name="gr18" draw:text-style-name="P17" svg:width="1.0224in" svg:height="0.1531in" svg:x="2.3547in" svg:y="5.178in"><draw:text-box><text:p><text:span text:style-name="T10">[P9]</text:span></text:p></draw:text-box></draw:frame><draw:frame draw:style-name="gr19" draw:text-style-name="P18" svg:width="0.9213in" svg:height="0.1531in" svg:x="3.4264in" svg:y="5.178in"><draw:text-box><text:p><text:span text:style-name="T11">[V9]</text:span></text:p></draw:text-box></draw:frame></draw:g><draw:g draw:style-name="gr4"><draw:frame draw:style-name="gr18" draw:text-style-name="P17" svg:width="1.0224in" svg:height="0.1531in" svg:x="4.5283in" svg:y="5.178in"><draw:text-box><text:p><text:span text:style-name="T10">[P15]</text:span></text:p></draw:text-box></draw:frame><draw:frame draw:style-name="gr19" draw:text-style-name="P18" svg:width="0.9213in" svg:height="0.1531in" svg:x="5.6in" svg:y="5.178in"><draw:text-box><text:p><text:span text:style-name="T11">[V15]</text:span></text:p></draw:text-box></draw:frame></draw:g></draw:g><draw:g draw:style-name="gr4"><draw:g draw:style-name="gr4"><draw:frame draw:style-name="gr20" draw:text-style-name="P17" svg:width="1.0224in" svg:height="0.1441in" svg:x="0.1819in" svg:y="5.3445in"><draw:text-box><text:p><text:span text:style-name="T10">[P4]</text:span></text:p></draw:text-box></draw:frame><draw:frame draw:style-name="gr21" draw:text-style-name="P18" svg:width="0.9213in" svg:height="0.1441in" svg:x="1.2535in" svg:y="5.3445in"><draw:text-box><text:p><text:span text:style-name="T11">[V4]</text:span></text:p></draw:text-box></draw:frame></draw:g><draw:g draw:style-name="gr4"><draw:frame draw:style-name="gr20" draw:text-style-name="P17" svg:width="1.0224in" svg:height="0.1441in" svg:x="2.3547in" svg:y="5.3445in"><draw:text-box><text:p><text:span text:style-name="T10">[P10]</text:span></text:p></draw:text-box></draw:frame><draw:frame draw:style-name="gr21" draw:text-style-name="P18" svg:width="0.9213in" svg:height="0.1441in" svg:x="3.4264in" svg:y="5.3445in"><draw:text-box><text:p><text:span text:style-name="T11">[V10]</text:span></text:p></draw:text-box></draw:frame></draw:g><draw:g draw:style-name="gr4"><draw:frame draw:style-name="gr20" draw:text-style-name="P17" svg:width="1.0224in" svg:height="0.1441in" svg:x="4.5283in" svg:y="5.3445in"><draw:text-box><text:p><text:span text:style-name="T10">[P16]</text:span></text:p></draw:text-box></draw:frame><draw:frame draw:style-name="gr21" draw:text-style-name="P18" svg:width="0.9213in" svg:height="0.1441in" svg:x="5.6in" svg:y="5.3445in"><draw:text-box><text:p><text:span text:style-name="T11">[V16]</text:span></text:p></draw:text-box></draw:frame></draw:g></draw:g><draw:g draw:style-name="gr4"><draw:g draw:style-name="gr4"><draw:frame draw:style-name="gr22" draw:text-style-name="P17" svg:width="1.0224in" svg:height="0.1449in" svg:x="0.1819in" svg:y="5.511in"><draw:text-box><text:p><text:span text:style-name="T10">[P5]</text:span></text:p></draw:text-box></draw:frame><draw:frame draw:style-name="gr23" draw:text-style-name="P18" svg:width="0.9213in" svg:height="0.1449in" svg:x="1.2535in" svg:y="5.511in"><draw:text-box><text:p><text:span text:style-name="T11">[V5]</text:span></text:p></draw:text-box></draw:frame></draw:g><draw:g draw:style-name="gr4"><draw:frame draw:style-name="gr22" draw:text-style-name="P17" svg:width="1.0224in" svg:height="0.1449in" svg:x="2.3547in" svg:y="5.511in"><draw:text-box><text:p><text:span text:style-name="T10">[P11]</text:span></text:p></draw:text-box></draw:frame><draw:frame draw:style-name="gr23" draw:text-style-name="P18" svg:width="0.9213in" svg:height="0.1449in" svg:x="3.4264in" svg:y="5.511in"><draw:text-box><text:p><text:span text:style-name="T11">[V11]</text:span></text:p></draw:text-box></draw:frame></draw:g><draw:g draw:style-name="gr4"><draw:frame draw:style-name="gr22" draw:text-style-name="P17" svg:width="1.0224in" svg:height="0.1449in" svg:x="4.5283in" svg:y="5.511in"><draw:text-box><text:p><text:span text:style-name="T10">[P17]</text:span></text:p></draw:text-box></draw:frame><draw:frame draw:style-name="gr23" draw:text-style-name="P18" svg:width="0.9213in" svg:height="0.1449in" svg:x="5.6in" svg:y="5.511in"><draw:text-box><text:p><text:span text:style-name="T11">[V17]</text:span></text:p></draw:text-box></draw:frame></draw:g></draw:g><draw:g draw:style-name="gr4"><draw:g draw:style-name="gr4"><draw:frame draw:style-name="gr24" draw:text-style-name="P17" svg:width="1.0224in" svg:height="0.1358in" svg:x="0.1819in" svg:y="5.678in"><draw:text-box><text:p><text:span text:style-name="T10">[P6]</text:span></text:p></draw:text-box></draw:frame><draw:frame draw:style-name="gr25" draw:text-style-name="P18" svg:width="0.9213in" svg:height="0.1358in" svg:x="1.2535in" svg:y="5.678in"><draw:text-box><text:p><text:span text:style-name="T11">[V6]</text:span></text:p></draw:text-box></draw:frame></draw:g><draw:g draw:style-name="gr4"><draw:frame draw:style-name="gr24" draw:text-style-name="P17" svg:width="1.0224in" svg:height="0.1358in" svg:x="2.3547in" svg:y="5.678in"><draw:text-box><text:p><text:span text:style-name="T10">[P12]</text:span></text:p></draw:text-box></draw:frame><draw:frame draw:style-name="gr25" draw:text-style-name="P18" svg:width="0.9213in" svg:height="0.1358in" svg:x="3.4264in" svg:y="5.678in"><draw:text-box><text:p><text:span text:style-name="T11">[V12]</text:span></text:p></draw:text-box></draw:frame></draw:g><draw:g draw:style-name="gr4"><draw:frame draw:style-name="gr24" draw:text-style-name="P17" svg:width="1.0224in" svg:height="0.1358in" svg:x="4.5283in" svg:y="5.678in"><draw:text-box><text:p><text:span text:style-name="T10">[P18]</text:span></text:p></draw:text-box></draw:frame><draw:frame draw:style-name="gr25" draw:text-style-name="P18" svg:width="0.9213in" svg:height="0.1358in" svg:x="5.6in" svg:y="5.678in"><draw:text-box><text:p><text:span text:style-name="T11">[V18]</text:span></text:p></draw:text-box></draw:frame></draw:g></draw:g></draw:g><draw:g draw:style-name="gr4"><draw:rect draw:style-name="gr12" draw:text-style-name="P7" svg:width="6.8705in" svg:height="0.1579in" svg:x="-0.0189in" svg:y="6.6917in"><text:p/></draw:rect><draw:rect draw:style-name="gr12" draw:text-style-name="P7" svg:width="6.8705in" svg:height="0.1579in" svg:x="-0.0189in" svg:y="6.3488in"><text:p/></draw:rect><draw:frame draw:style-name="gr13" draw:text-style-name="P16" svg:width="2.228in" svg:height="0.1579in" svg:x="0.1902in" svg:y="6.0118in"><draw:text-box><text:p><text:span text:style-name="T9">[H2]</text:span></text:p></draw:text-box></draw:frame><draw:g draw:style-name="gr4"><draw:g draw:style-name="gr4"><draw:frame draw:style-name="gr26" draw:text-style-name="P17" svg:width="1.0224in" svg:height="0.1433in" svg:x="0.1819in" svg:y="6.2055in"><draw:text-box><text:p><text:span text:style-name="T10">[PP1]</text:span></text:p></draw:text-box></draw:frame><draw:frame draw:style-name="gr27" draw:text-style-name="P18" svg:width="0.9213in" svg:height="0.1433in" svg:x="1.2535in" svg:y="6.2055in"><draw:text-box><text:p><text:span text:style-name="T11">[VV1]</text:span></text:p></draw:text-box></draw:frame></draw:g><draw:g draw:style-name="gr4"><draw:frame draw:style-name="gr26" draw:text-style-name="P17" svg:width="1.0224in" svg:height="0.1433in" svg:x="2.3547in" svg:y="6.2055in"><draw:text-box><text:p><text:span text:style-name="T10">[PP6]</text:span></text:p></draw:text-box></draw:frame><draw:frame draw:style-name="gr27" draw:text-style-name="P18" svg:width="0.9213in" svg:height="0.1433in" svg:x="3.4264in" svg:y="6.2055in"><draw:text-box><text:p><text:span text:style-name="T11">[VV6]</text:span></text:p></draw:text-box></draw:frame></draw:g><draw:g draw:style-name="gr4"><draw:frame draw:style-name="gr26" draw:text-style-name="P17" svg:width="1.0224in" svg:height="0.1433in" svg:x="4.5283in" svg:y="6.2055in"><draw:text-box><text:p><text:span text:style-name="T10">[PP11]</text:span></text:p></draw:text-box></draw:frame><draw:frame draw:style-name="gr27" draw:text-style-name="P18" svg:width="0.9213in" svg:height="0.1433in" svg:x="5.6in" svg:y="6.2055in"><draw:text-box><text:p><text:span text:style-name="T11">[VV11]</text:span></text:p></draw:text-box></draw:frame></draw:g></draw:g><draw:g draw:style-name="gr4"><draw:g draw:style-name="gr4"><draw:frame draw:style-name="gr28" draw:text-style-name="P17" svg:width="1.0224in" svg:height="0.1343in" svg:x="0.1819in" svg:y="6.372in"><draw:text-box><text:p><text:span text:style-name="T10">[PP2]</text:span></text:p></draw:text-box></draw:frame><draw:frame draw:style-name="gr29" draw:text-style-name="P18" svg:width="0.9213in" svg:height="0.1343in" svg:x="1.2535in" svg:y="6.372in"><draw:text-box><text:p><text:span text:style-name="T11">[VV2]</text:span></text:p></draw:text-box></draw:frame></draw:g><draw:g draw:style-name="gr4"><draw:frame draw:style-name="gr28" draw:text-style-name="P17" svg:width="1.0224in" svg:height="0.1343in" svg:x="2.3547in" svg:y="6.372in"><draw:text-box><text:p><text:span text:style-name="T10">[PP7]</text:span></text:p></draw:text-box></draw:frame><draw:frame draw:style-name="gr29" draw:text-style-name="P18" svg:width="0.9213in" svg:height="0.1343in" svg:x="3.4264in" svg:y="6.372in"><draw:text-box><text:p><text:span text:style-name="T11">[VV7]</text:span></text:p></draw:text-box></draw:frame></draw:g><draw:g draw:style-name="gr4"><draw:frame draw:style-name="gr28" draw:text-style-name="P17" svg:width="1.0224in" svg:height="0.1343in" svg:x="4.5283in" svg:y="6.372in"><draw:text-box><text:p><text:span text:style-name="T10">[PP12]</text:span></text:p></draw:text-box></draw:frame><draw:frame draw:style-name="gr29" draw:text-style-name="P18" svg:width="0.9213in" svg:height="0.1343in" svg:x="5.6in" svg:y="6.372in"><draw:text-box><text:p><text:span text:style-name="T11">[VV12]</text:span></text:p></draw:text-box></draw:frame></draw:g></draw:g><draw:g draw:style-name="gr4"><draw:g draw:style-name="gr4"><draw:frame draw:style-name="gr18" draw:text-style-name="P17" svg:width="1.0224in" svg:height="0.1531in" svg:x="0.1819in" svg:y="6.539in"><draw:text-box><text:p><text:span text:style-name="T10">[PP3]</text:span></text:p></draw:text-box></draw:frame><draw:frame draw:style-name="gr19" draw:text-style-name="P18" svg:width="0.9213in" svg:height="0.1531in" svg:x="1.2535in" svg:y="6.539in"><draw:text-box><text:p><text:span text:style-name="T11">[VV3]</text:span></text:p></draw:text-box></draw:frame></draw:g><draw:g draw:style-name="gr4"><draw:frame draw:style-name="gr18" draw:text-style-name="P17" svg:width="1.0224in" svg:height="0.1531in" svg:x="2.3547in" svg:y="6.539in"><draw:text-box><text:p><text:span text:style-name="T10">[PP8]</text:span></text:p></draw:text-box></draw:frame><draw:frame draw:style-name="gr19" draw:text-style-name="P18" svg:width="0.9213in" svg:height="0.1531in" svg:x="3.4264in" svg:y="6.539in"><draw:text-box><text:p><text:span text:style-name="T11">[VV8]</text:span></text:p></draw:text-box></draw:frame></draw:g><draw:g draw:style-name="gr4"><draw:frame draw:style-name="gr18" draw:text-style-name="P17" svg:width="1.0224in" svg:height="0.1531in" svg:x="4.5283in" svg:y="6.539in"><draw:text-box><text:p><text:span text:style-name="T10">[PP13]</text:span></text:p></draw:text-box></draw:frame><draw:frame draw:style-name="gr19" draw:text-style-name="P18" svg:width="0.9213in" svg:height="0.1531in" svg:x="5.6in" svg:y="6.539in"><draw:text-box><text:p><text:span text:style-name="T11">[VV13]</text:span></text:p></draw:text-box></draw:frame></draw:g></draw:g><draw:g draw:style-name="gr4"><draw:g draw:style-name="gr4"><draw:frame draw:style-name="gr20" draw:text-style-name="P17" svg:width="1.0224in" svg:height="0.1441in" svg:x="0.1819in" svg:y="6.7055in"><draw:text-box><text:p><text:span text:style-name="T10">[PP4]</text:span></text:p></draw:text-box></draw:frame><draw:frame draw:style-name="gr21" draw:text-style-name="P18" svg:width="0.9213in" svg:height="0.1441in" svg:x="1.2535in" svg:y="6.7055in"><draw:text-box><text:p><text:span text:style-name="T11">[VV4]</text:span></text:p></draw:text-box></draw:frame></draw:g><draw:g draw:style-name="gr4"><draw:frame draw:style-name="gr20" draw:text-style-name="P17" svg:width="1.0224in" svg:height="0.1441in" svg:x="2.3547in" svg:y="6.7055in"><draw:text-box><text:p><text:span text:style-name="T10">[PP9]</text:span></text:p></draw:text-box></draw:frame><draw:frame draw:style-name="gr21" draw:text-style-name="P18" svg:width="0.9213in" svg:height="0.1441in" svg:x="3.4264in" svg:y="6.7055in"><draw:text-box><text:p><text:span text:style-name="T11">[VV9]</text:span></text:p></draw:text-box></draw:frame></draw:g><draw:g draw:style-name="gr4"><draw:frame draw:style-name="gr20" draw:text-style-name="P17" svg:width="1.0224in" svg:height="0.1441in" svg:x="4.5283in" svg:y="6.7055in"><draw:text-box><text:p><text:span text:style-name="T10">[PP14]</text:span></text:p></draw:text-box></draw:frame><draw:frame draw:style-name="gr21" draw:text-style-name="P18" svg:width="0.9213in" svg:height="0.1441in" svg:x="5.6in" svg:y="6.7055in"><draw:text-box><text:p><text:span text:style-name="T11">[VV14]</text:span></text:p></draw:text-box></draw:frame></draw:g></draw:g><draw:g draw:style-name="gr4"><draw:g draw:style-name="gr4"><draw:frame draw:style-name="gr30" draw:text-style-name="P17" svg:width="1.0224in" svg:height="0.1453in" svg:x="0.1819in" svg:y="6.872in"><draw:text-box><text:p><text:span text:style-name="T10">[PP5]</text:span></text:p></draw:text-box></draw:frame><draw:frame draw:style-name="gr19" draw:text-style-name="P18" svg:width="0.9213in" svg:height="0.1531in" svg:x="1.2535in" svg:y="6.872in"><draw:text-box><text:p><text:span text:style-name="T11">[VV5]</text:span></text:p></draw:text-box></draw:frame></draw:g><draw:g draw:style-name="gr4"><draw:frame draw:style-name="gr18" draw:text-style-name="P17" svg:width="1.0224in" svg:height="0.1531in" svg:x="2.3547in" svg:y="6.872in"><draw:text-box><text:p><text:span text:style-name="T10">[PP10]</text:span></text:p></draw:text-box></draw:frame><draw:frame draw:style-name="gr19" draw:text-style-name="P18" svg:width="0.9213in" svg:height="0.1531in" svg:x="3.4264in" svg:y="6.872in"><draw:text-box><text:p><text:span text:style-name="T11">[VV10]</text:span></text:p></draw:text-box></draw:frame></draw:g><draw:g draw:style-name="gr4"><draw:frame draw:style-name="gr30" draw:text-style-name="P17" svg:width="1.0224in" svg:height="0.1453in" svg:x="4.5283in" svg:y="6.872in"><draw:text-box><text:p><text:span text:style-name="T10">[PP15]</text:span></text:p></draw:text-box></draw:frame><draw:frame draw:style-name="gr31" draw:text-style-name="P18" svg:width="0.9213in" svg:height="0.1453in" svg:x="5.6in" svg:y="6.872in"><draw:text-box><text:p><text:span text:style-name="T11">[VV15]</text:span></text:p></draw:text-box></draw:frame></draw:g></draw:g></draw:g><draw:g draw:style-name="gr4"><draw:rect draw:style-name="gr12" draw:text-style-name="P7" svg:width="6.8705in" svg:height="0.1579in" svg:x="-0.0189in" svg:y="7.522in"><text:p/></draw:rect><draw:frame draw:style-name="gr13" draw:text-style-name="P16" svg:width="2.228in" svg:height="0.1579in" svg:x="0.1902in" svg:y="7.1854in"><draw:text-box><text:p><text:span text:style-name="T9">[H3]</text:span></text:p></draw:text-box></draw:frame><draw:g draw:style-name="gr4"><draw:g draw:style-name="gr4"><draw:frame draw:style-name="gr26" draw:text-style-name="P17" svg:width="1.0224in" svg:height="0.1433in" svg:x="0.1819in" svg:y="7.3791in"><draw:text-box><text:p><text:span text:style-name="T10">[PPP1]</text:span></text:p></draw:text-box></draw:frame><draw:frame draw:style-name="gr27" draw:text-style-name="P18" svg:width="0.9213in" svg:height="0.1433in" svg:x="1.2535in" svg:y="7.3791in"><draw:text-box><text:p><text:span text:style-name="T11">[VVV1]</text:span></text:p></draw:text-box></draw:frame></draw:g><draw:g draw:style-name="gr4"><draw:frame draw:style-name="gr26" draw:text-style-name="P17" svg:width="1.0224in" svg:height="0.1433in" svg:x="2.3547in" svg:y="7.3791in"><draw:text-box><text:p><text:span text:style-name="T10">[PPP3]</text:span></text:p></draw:text-box></draw:frame><draw:frame draw:style-name="gr27" draw:text-style-name="P18" svg:width="0.9213in" svg:height="0.1433in" svg:x="3.4264in" svg:y="7.3791in"><draw:text-box><text:p><text:span text:style-name="T11">[VVV3]</text:span></text:p></draw:text-box></draw:frame></draw:g><draw:g draw:style-name="gr4"><draw:frame draw:style-name="gr26" draw:text-style-name="P17" svg:width="1.0224in" svg:height="0.1433in" svg:x="4.5283in" svg:y="7.3791in"><draw:text-box><text:p><text:span text:style-name="T10">[PPP5]</text:span></text:p></draw:text-box></draw:frame><draw:frame draw:style-name="gr27" draw:text-style-name="P18" svg:width="0.9213in" svg:height="0.1433in" svg:x="5.6in" svg:y="7.3791in"><draw:text-box><text:p><text:span text:style-name="T11">[VVV5]</text:span></text:p></draw:text-box></draw:frame></draw:g></draw:g><draw:g draw:style-name="gr4"><draw:g draw:style-name="gr4"><draw:frame draw:style-name="gr28" draw:text-style-name="P17" svg:width="1.0224in" svg:height="0.1343in" svg:x="0.1819in" svg:y="7.5457in"><draw:text-box><text:p><text:span text:style-name="T10">[PPP2]</text:span></text:p></draw:text-box></draw:frame><draw:frame draw:style-name="gr29" draw:text-style-name="P18" svg:width="0.9213in" svg:height="0.1343in" svg:x="1.2535in" svg:y="7.5457in"><draw:text-box><text:p><text:span text:style-name="T11">[VVV2]</text:span></text:p></draw:text-box></draw:frame></draw:g><draw:g draw:style-name="gr4"><draw:frame draw:style-name="gr28" draw:text-style-name="P17" svg:width="1.0224in" svg:height="0.1343in" svg:x="2.3547in" svg:y="7.5457in"><draw:text-box><text:p><text:span text:style-name="T10">[PPP4]</text:span></text:p></draw:text-box></draw:frame><draw:frame draw:style-name="gr29" draw:text-style-name="P18" svg:width="0.9213in" svg:height="0.1343in" svg:x="3.4264in" svg:y="7.5457in"><draw:text-box><text:p><text:span text:style-name="T11">[VVV4]</text:span></text:p></draw:text-box></draw:frame></draw:g><draw:g draw:style-name="gr4"><draw:frame draw:style-name="gr28" draw:text-style-name="P17" svg:width="1.0224in" svg:height="0.1343in" svg:x="4.5283in" svg:y="7.5457in"><draw:text-box><text:p><text:span text:style-name="T10">[PPP6]</text:span></text:p></draw:text-box></draw:frame><draw:frame draw:style-name="gr29" draw:text-style-name="P18" svg:width="0.9213in" svg:height="0.1343in" svg:x="5.6in" svg:y="7.5457in"><draw:text-box><text:p><text:span text:style-name="T11">[VVV6]</text:span></text:p></draw:text-box></draw:frame></draw:g></draw:g></draw:g><draw:g draw:style-name="gr4"><draw:frame draw:style-name="gr13" draw:text-style-name="P16" svg:width="2.228in" svg:height="0.1579in" svg:x="0.1819in" svg:y="7.8709in"><draw:text-box><text:p><text:span text:style-name="T9">[H4]</text:span></text:p></draw:text-box></draw:frame><draw:g draw:style-name="gr4"><draw:g draw:style-name="gr4"><draw:frame draw:style-name="gr16" draw:text-style-name="P17" svg:width="1.0224in" svg:height="0.1496in" svg:x="0.1583in" svg:y="8.0646in"><draw:text-box><text:p><text:span text:style-name="T10">[PPP7]</text:span></text:p></draw:text-box></draw:frame><draw:frame draw:style-name="gr32" draw:text-style-name="P18" svg:width="0.9213in" svg:height="0.1579in" svg:x="1.2299in" svg:y="8.0646in"><draw:text-box><text:p><text:span text:style-name="T11">[VVV7]</text:span></text:p></draw:text-box></draw:frame></draw:g><draw:g draw:style-name="gr4"><draw:frame draw:style-name="gr16" draw:text-style-name="P17" svg:width="1.0224in" svg:height="0.1496in" svg:x="2.3311in" svg:y="8.0646in"><draw:text-box><text:p><text:span text:style-name="T10">[PPP8]</text:span></text:p></draw:text-box></draw:frame><draw:frame draw:style-name="gr17" draw:text-style-name="P18" svg:width="0.9213in" svg:height="0.1496in" svg:x="3.4028in" svg:y="8.0646in"><draw:text-box><text:p><text:span text:style-name="T11">[VVV8]</text:span></text:p></draw:text-box></draw:frame></draw:g><draw:g draw:style-name="gr4"><draw:frame draw:style-name="gr33" draw:text-style-name="P17" svg:width="1.0224in" svg:height="0.1579in" svg:x="4.5047in" svg:y="8.0646in"><draw:text-box><text:p><text:span text:style-name="T10">[PPP9]</text:span></text:p></draw:text-box></draw:frame><draw:frame draw:style-name="gr17" draw:text-style-name="P18" svg:width="0.9213in" svg:height="0.1496in" svg:x="5.5764in" svg:y="8.0646in"><draw:text-box><text:p><text:span text:style-name="T11">[VVV9]</text:span></text:p></draw:text-box></draw:frame></draw:g></draw:g></draw:g></draw:g><draw:g draw:style-name="gr4"><draw:frame draw:style-name="gr34" draw:text-style-name="P19" svg:width="0.9276in" svg:height="0.2606in" svg:x="3.0457in" svg:y="4.0362in"><draw:text-box><text:p text:style-name="P7"><text:span text:style-name="T12">[S3]</text:span></text:p></draw:text-box></draw:frame><draw:frame draw:style-name="gr35" draw:text-style-name="P20" svg:width="0.578in" svg:height="0.1398in" svg:x="3.4193in" svg:y="3.8957in"><draw:text-box><text:p text:style-name="P7"><text:span text:style-name="T13">ft/hr</text:span></text:p></draw:text-box></draw:frame><draw:frame draw:style-name="gr35" draw:text-style-name="P21" svg:width="0.9776in" svg:height="0.1398in" svg:x="3.0327in" svg:y="3.7098in"><draw:text-box><text:p text:style-name="P7"><text:span text:style-name="T14">ROP</text:span></text:p></draw:text-box></draw:frame></draw:g><draw:g draw:style-name="gr4"><draw:frame draw:style-name="gr34" draw:text-style-name="P19" svg:width="1.035in" svg:height="0.2606in" svg:x="4.0508in" svg:y="4.0362in"><draw:text-box><text:p text:style-name="P7"><text:span text:style-name="T12">[S4]</text:span></text:p></draw:text-box></draw:frame><draw:frame draw:style-name="gr35" draw:text-style-name="P20" svg:width="0.6453in" svg:height="0.1398in" svg:x="4.4681in" svg:y="3.8957in"><draw:text-box><text:p text:style-name="P7"><text:span text:style-name="T13">feet</text:span></text:p></draw:text-box></draw:frame><draw:frame draw:style-name="gr35" draw:text-style-name="P21" svg:width="0.8476in" svg:height="0.1398in" svg:x="4.1126in" svg:y="3.7098in"><draw:text-box><text:p text:style-name="P7"><text:span text:style-name="T14">Drilled</text:span></text:p></draw:text-box></draw:frame></draw:g><draw:g draw:style-name="gr4"><draw:frame draw:style-name="gr34" draw:text-style-name="P19" svg:width="0.9421in" svg:height="0.2606in" svg:x="5.213in" svg:y="4.0362in"><draw:text-box><text:p text:style-name="P7"><text:span text:style-name="T12">[S5]</text:span></text:p></draw:text-box></draw:frame><draw:frame draw:style-name="gr35" draw:text-style-name="P20" svg:width="0.587in" svg:height="0.1398in" svg:x="5.5937in" svg:y="3.8957in"><draw:text-box><text:p text:style-name="P7"><text:span text:style-name="T13">hours</text:span></text:p></draw:text-box></draw:frame><draw:frame draw:style-name="gr35" draw:text-style-name="P21" svg:width="0.9925in" svg:height="0.1398in" svg:x="5.2008in" svg:y="3.7098in"><draw:text-box><text:p text:style-name="P7"><text:span text:style-name="T14">Drilling Time</text:span></text:p></draw:text-box></draw:frame></draw:g><draw:frame draw:style-name="gr13" draw:text-style-name="P23" svg:width="1.1488in" svg:height="0.1579in" svg:x="0.1157in" svg:y="3.9327in"><draw:text-box><text:p text:style-name="P22"><text:span text:style-name="T15">SLIDING</text:span></text:p></draw:text-box></draw:frame><draw:g draw:style-name="gr4"><draw:frame draw:style-name="gr34" draw:text-style-name="P19" svg:width="0.9276in" svg:height="0.2606in" svg:x="2.052in" svg:y="4.0362in"><draw:text-box><text:p text:style-name="P7"><text:span text:style-name="T12">[S2]</text:span></text:p></draw:text-box></draw:frame><draw:frame draw:style-name="gr35" draw:text-style-name="P24" svg:width="0.578in" svg:height="0.1398in" svg:x="2.4264in" svg:y="3.8957in"><draw:text-box><text:p text:style-name="P7"><text:span text:style-name="T16">%</text:span></text:p></draw:text-box></draw:frame><draw:frame draw:style-name="gr35" draw:text-style-name="P21" svg:width="0.9776in" svg:height="0.1398in" svg:x="2.0394in" svg:y="3.7098in"><draw:text-box><text:p text:style-name="P7"><text:span text:style-name="T14">Time %</text:span></text:p></draw:text-box></draw:frame></draw:g><draw:g draw:style-name="gr4"><draw:frame draw:style-name="gr34" draw:text-style-name="P19" svg:width="0.9276in" svg:height="0.2606in" svg:x="1.089in" svg:y="4.037in"><draw:text-box><text:p text:style-name="P7"><text:span text:style-name="T12">[S1]</text:span></text:p></draw:text-box></draw:frame><draw:frame draw:style-name="gr35" draw:text-style-name="P24" svg:width="0.578in" svg:height="0.1398in" svg:x="1.463in" svg:y="3.8965in"><draw:text-box><text:p text:style-name="P7"><text:span text:style-name="T16">%</text:span></text:p></draw:text-box></draw:frame><draw:frame draw:style-name="gr35" draw:text-style-name="P21" svg:width="0.9776in" svg:height="0.1398in" svg:x="1.0764in" svg:y="3.7102in"><draw:text-box><text:p text:style-name="P7"><text:span text:style-name="T14">Feet %</text:span></text:p></draw:text-box></draw:frame></draw:g><draw:g draw:style-name="gr4"><draw:frame draw:style-name="gr34" draw:text-style-name="P19" svg:width="0.9276in" svg:height="0.2606in" svg:x="3.0457in" svg:y="3.272in"><draw:text-box><text:p text:style-name="P7"><text:span text:style-name="T12">[R3]</text:span></text:p></draw:text-box></draw:frame><draw:frame draw:style-name="gr35" draw:text-style-name="P20" svg:width="0.578in" svg:height="0.1398in" svg:x="3.4193in" svg:y="3.1319in"><draw:text-box><text:p text:style-name="P7"><text:span text:style-name="T13">ft/hr</text:span></text:p></draw:text-box></draw:frame><draw:frame draw:style-name="gr35" draw:text-style-name="P21" svg:width="0.9776in" svg:height="0.1398in" svg:x="3.0327in" svg:y="2.9457in"><draw:text-box><text:p text:style-name="P7"><text:span text:style-name="T14">ROP</text:span></text:p></draw:text-box></draw:frame></draw:g><draw:g draw:style-name="gr4"><draw:frame draw:style-name="gr34" draw:text-style-name="P19" svg:width="1.035in" svg:height="0.2606in" svg:x="4.0508in" svg:y="3.272in"><draw:text-box><text:p text:style-name="P7"><text:span text:style-name="T12">[R4]</text:span></text:p></draw:text-box></draw:frame><draw:frame draw:style-name="gr35" draw:text-style-name="P20" svg:width="0.6453in" svg:height="0.1398in" svg:x="4.4681in" svg:y="3.1319in"><draw:text-box><text:p text:style-name="P7"><text:span text:style-name="T13">feet</text:span></text:p></draw:text-box></draw:frame><draw:frame draw:style-name="gr35" draw:text-style-name="P21" svg:width="0.8476in" svg:height="0.1398in" svg:x="4.1126in" svg:y="2.9457in"><draw:text-box><text:p text:style-name="P7"><text:span text:style-name="T14">Drilled</text:span></text:p></draw:text-box></draw:frame></draw:g><draw:g draw:style-name="gr4"><draw:frame draw:style-name="gr34" draw:text-style-name="P19" svg:width="0.9421in" svg:height="0.2606in" svg:x="5.213in" svg:y="3.272in"><draw:text-box><text:p text:style-name="P7"><text:span text:style-name="T12">[R5]</text:span></text:p></draw:text-box></draw:frame><draw:frame draw:style-name="gr35" draw:text-style-name="P20" svg:width="0.587in" svg:height="0.1398in" svg:x="5.5937in" svg:y="3.1319in"><draw:text-box><text:p text:style-name="P7"><text:span text:style-name="T13">hours</text:span></text:p></draw:text-box></draw:frame><draw:frame draw:style-name="gr35" draw:text-style-name="P21" svg:width="0.9925in" svg:height="0.1398in" svg:x="5.2008in" svg:y="2.9457in"><draw:text-box><text:p text:style-name="P7"><text:span text:style-name="T14">Drilling Time</text:span></text:p></draw:text-box></draw:frame></draw:g><draw:frame draw:style-name="gr13" draw:text-style-name="P23" svg:width="1.1488in" svg:height="0.1579in" svg:x="0.1157in" svg:y="3.1846in"><draw:text-box><text:p text:style-name="P22"><text:span text:style-name="T15">ROTATING</text:span></text:p></draw:text-box></draw:frame><draw:g draw:style-name="gr4"><draw:frame draw:style-name="gr34" draw:text-style-name="P19" svg:width="0.9276in" svg:height="0.2606in" svg:x="2.052in" svg:y="3.2665in"><draw:text-box><text:p text:style-name="P7"><text:span text:style-name="T12">[R2]</text:span></text:p></draw:text-box></draw:frame><draw:frame draw:style-name="gr35" draw:text-style-name="P24" svg:width="0.578in" svg:height="0.1398in" svg:x="2.4264in" svg:y="3.1264in"><draw:text-box><text:p text:style-name="P7"><text:span text:style-name="T16">%</text:span></text:p></draw:text-box></draw:frame><draw:frame draw:style-name="gr35" draw:text-style-name="P21" svg:width="0.9776in" svg:height="0.1398in" svg:x="2.0394in" svg:y="2.9402in"><draw:text-box><text:p text:style-name="P7"><text:span text:style-name="T14">Time %</text:span></text:p></draw:text-box></draw:frame></draw:g><draw:g draw:style-name="gr4"><draw:frame draw:style-name="gr34" draw:text-style-name="P19" svg:width="0.9276in" svg:height="0.2606in" svg:x="1.089in" svg:y="3.2673in"><draw:text-box><text:p text:style-name="P7"><text:span text:style-name="T12">[R1]</text:span></text:p></draw:text-box></draw:frame><draw:frame draw:style-name="gr35" draw:text-style-name="P24" svg:width="0.578in" svg:height="0.1398in" svg:x="1.463in" svg:y="3.1272in"><draw:text-box><text:p text:style-name="P7"><text:span text:style-name="T16">%</text:span></text:p></draw:text-box></draw:frame><draw:frame draw:style-name="gr35" draw:text-style-name="P21" svg:width="0.9776in" svg:height="0.1398in" svg:x="1.0764in" svg:y="2.9409in"><draw:text-box><text:p text:style-name="P7"><text:span text:style-name="T14">Feet %</text:span></text:p></draw:text-box></draw:frame></draw:g><draw:rect draw:style-name="gr36" draw:text-style-name="P7" svg:width="6.8898in" svg:height="0.0012in" svg:x="-0.0217in" svg:y="3.6035in"><text:p/></draw:rect><draw:frame draw:style-name="gr37" draw:text-style-name="P25" svg:width="2.7886in" svg:height="0.2524in" svg:x="0.1862in" svg:y="0.1055in"><draw:text-box><text:p><text:span text:style-name="T17">[RUN_NAME]</text:span></text:p></draw:text-box></draw:frame><draw:frame draw:style-name="gr38" draw:text-style-name="P26" svg:width="4.6386in" svg:height="0.2398in" svg:x="0.1862in" svg:y="0.4138in"><draw:text-box><text:p><text:span text:style-name="T18">[JOB_NAME]</text:span></text:p></draw:text-box></draw:frame><draw:frame draw:style-name="gr39" draw:text-style-name="P27" svg:width="1.4657in" svg:height="0.1677in" svg:x="1.3429in" svg:y="0.6429in"><draw:text-box><text:p><text:span text:style-name="T19">[RIG]</text:span></text:p></draw:text-box></draw:frame><draw:frame draw:style-name="gr39" draw:text-style-name="P28" svg:width="1.4657in" svg:height="0.1677in" svg:x="0.1783in" svg:y="0.6736in"><draw:text-box><text:p><text:span text:style-name="T20">[JOB_NUMBER]</text:span></text:p></draw:text-box></draw:frame><draw:frame draw:style-name="gr40" draw:text-style-name="P30" svg:width="2.6941in" svg:height="0.2051in" svg:x="4.013in" svg:y="0.0654in"><draw:text-box><text:p text:style-name="P29"><text:span text:style-name="T21">[TIME]</text:span></text:p></draw:text-box></draw:frame><draw:frame draw:style-name="gr41" draw:text-style-name="P31" svg:width="2.315in" svg:height="0.2516in" svg:x="4.4in" svg:y="0.6256in"><draw:text-box><text:p text:style-name="P29"><text:span text:style-name="T22">[CLIENT]</text:span></text:p></draw:text-box></draw:frame></draw:g></text:p>
      <text:p text:style-name="P5"><draw:g text:anchor-type="paragraph" draw:z-index="4" draw:style-name="gr2"><draw:frame draw:style-name="gr5" draw:text-style-name="P8" svg:width="1.174in" svg:height="0.2787in" svg:x="0.0906in" svg:y="1.5307in"><draw:text-box><text:p text:style-name="P7"><text:span text:style-name="T2">[T1]</text:span></text:p></draw:text-box></draw:frame><draw:frame draw:style-name="gr6" draw:text-style-name="P9" svg:width="0.7315in" svg:height="0.1398in" svg:x="0.5642in" svg:y="1.3508in"><draw:text-box><text:p text:style-name="P7"><text:span text:style-name="T3">ft/hr</text:span></text:p></draw:text-box></draw:frame><draw:frame draw:style-name="gr43" draw:text-style-name="P10" svg:width="1.237in" svg:height="0.178in" svg:x="0.0744in" svg:y="1.1382in"><draw:text-box><text:p text:style-name="P7"><text:span text:style-name="T4">Drilling ROP</text:span></text:p></draw:text-box></draw:frame></draw:g><draw:g text:anchor-type="paragraph" draw:z-index="5" draw:style-name="gr2"><draw:frame draw:style-name="gr5" draw:text-style-name="P11" svg:width="1.1976in" svg:height="0.2787in" svg:x="1.4043in" svg:y="1.5307in"><draw:text-box><text:p text:style-name="P7"><text:span text:style-name="T5">[T2]</text:span></text:p></draw:text-box></draw:frame><draw:frame draw:style-name="gr6" draw:text-style-name="P12" svg:width="0.7315in" svg:height="0.1398in" svg:x="1.878in" svg:y="1.3508in"><draw:text-box><text:p text:style-name="P7"><text:span text:style-name="T6">feet</text:span></text:p></draw:text-box></draw:frame><draw:frame draw:style-name="gr43" draw:text-style-name="P13" svg:width="1.237in" svg:height="0.178in" svg:x="1.3882in" svg:y="1.1382in"><draw:text-box><text:p text:style-name="P7"><text:span text:style-name="T4">Total Drilled</text:span></text:p></draw:text-box></draw:frame></draw:g><draw:g text:anchor-type="paragraph" draw:z-index="6" draw:style-name="gr2"><draw:frame draw:style-name="gr5" draw:text-style-name="P11" svg:width="1.1106in" svg:height="0.2787in" svg:x="2.6835in" svg:y="1.5307in"><draw:text-box><text:p text:style-name="P7"><text:span text:style-name="T5">[T3]</text:span></text:p></draw:text-box></draw:frame><draw:frame draw:style-name="gr6" draw:text-style-name="P12" svg:width="0.7315in" svg:height="0.1398in" svg:x="3.1575in" svg:y="1.3508in"><draw:text-box><text:p text:style-name="P7"><text:span text:style-name="T6">hours</text:span></text:p></draw:text-box></draw:frame><draw:frame draw:style-name="gr9" draw:text-style-name="P13" svg:width="1.237in" svg:height="0.213in" svg:x="2.6673in" svg:y="1.1382in"><draw:text-box><text:p text:style-name="P7"><text:span text:style-name="T4">Drilling Time</text:span></text:p></draw:text-box></draw:frame></draw:g><draw:frame text:anchor-type="paragraph" draw:z-index="12" draw:style-name="gr68" draw:text-style-name="P23" svg:width="1.1488in" svg:height="0.1579in" svg:x="0.0898in" svg:y="3.8673in"><draw:text-box><text:p text:style-name="P22"><text:span text:style-name="T15">SLIDING</text:span></text:p></draw:text-box></draw:frame><draw:frame text:anchor-type="paragraph" draw:z-index="14" draw:style-name="gr68" draw:text-style-name="P23" svg:width="1.1488in" svg:height="0.1579in" svg:x="0.0898in" svg:y="3.1665in"><draw:text-box><text:p text:style-name="P22"><text:span text:style-name="T15">ROTATING</text:span></text:p></draw:text-box></draw:frame><draw:rect text:anchor-type="paragraph" draw:z-index="2" draw:style-name="gr42" draw:text-style-name="P7" svg:width="6.9071in" svg:height="0.378in" svg:x="-0.039in" svg:y="8.9898in"><text:p/></draw:rect><draw:rect text:anchor-type="paragraph" draw:z-index="3" draw:style-name="gr42" draw:text-style-name="P7" svg:width="6.8898in" svg:height="0.9634in" svg:x="-0.0374in" svg:y="-0.0264in"><text:p/></draw:rect><draw:frame text:anchor-type="paragraph" draw:z-index="7" draw:style-name="gr1" draw:text-style-name="P6" svg:width="1.3858in" svg:height="0.1496in" svg:x="5.789in" svg:y="9.1071in"><draw:text-box><text:p><text:span text:style-name="T1">elephant-cloud.com</text:span></text:p></draw:text-box></draw:frame>T</text:p>
      <text:p text:style-name="P2"/>
      <text:p text:style-name="P2"/>
      <text:p text:style-name="P2"/>
      <text:p text:style-name="P2"><draw:rect text:anchor-type="paragraph" draw:z-index="15" draw:style-name="gr70" draw:text-style-name="P7" svg:width="0.0398in" svg:height="8.0362in" svg:x="5.2835in" svg:y="0.1701in"><text:p/></draw:rect></text:p>
      <text:p text:style-name="P2"><draw:g text:anchor-type="paragraph" draw:z-index="34" draw:style-name="gr2"><draw:frame draw:style-name="gr5" draw:text-style-name="P11" svg:width="1.1106in" svg:height="0.2787in" svg:x="3.9614in" svg:y="0.5724in"><draw:text-box><text:p text:style-name="P7"><text:span text:style-name="T5">[T4]</text:span></text:p></draw:text-box></draw:frame><draw:frame draw:style-name="gr6" draw:text-style-name="P12" svg:width="0.7315in" svg:height="0.1398in" svg:x="4.4354in" svg:y="0.3925in"><draw:text-box><text:p text:style-name="P7"><text:span text:style-name="T6">hours</text:span></text:p></draw:text-box></draw:frame><draw:frame draw:style-name="gr9" draw:text-style-name="P13" svg:width="1.237in" svg:height="0.213in" svg:x="3.9453in" svg:y="0.1799in"><draw:text-box><text:p text:style-name="P7"><text:span text:style-name="T4">NPT</text:span></text:p></draw:text-box></draw:frame></draw:g><draw:frame draw:style-name="fr1" draw:name="BHA" text:anchor-type="paragraph" svg:x="5.3945in" svg:y="0.0339in" svg:width="1.3846in" svg:height="7.9445in" draw:z-index="46"><draw:image xlink:href="Pictures/100002010000001400000014AA742A05.png" xlink:type="simple" xlink:show="embed" xlink:actuate="onLoad"/></draw:frame></text:p>
      <text:p text:style-name="P2"><draw:g text:anchor-type="paragraph" draw:z-index="11" draw:style-name="gr2"><draw:frame draw:style-name="gr5" draw:text-style-name="P8" svg:width="1.174in" svg:height="0.2787in" svg:x="0.0236in" svg:y="1.1681in"><draw:text-box><text:p text:style-name="P7"><text:span text:style-name="T2">[T5]</text:span></text:p></draw:text-box></draw:frame><draw:frame draw:style-name="gr67" draw:text-style-name="P10" svg:width="1.237in" svg:height="0.1776in" svg:x="0.0075in" svg:y="0.8591in"><draw:text-box><text:p text:style-name="P7"><text:span text:style-name="T4">Failures</text:span></text:p></draw:text-box></draw:frame></draw:g></text:p>
      <text:p text:style-name="P2"/>
      <text:p text:style-name="P2"/>
      <text:p text:style-name="P2"><draw:frame text:anchor-type="paragraph" draw:z-index="28" draw:style-name="gr97" draw:text-style-name="P25" svg:width="2.7886in" svg:height="0.2524in" svg:x="0.1898in" svg:y="-1.611in"><draw:text-box><text:p><text:span text:style-name="T17">[BHA_NAME]</text:span></text:p></draw:text-box></draw:frame><draw:frame text:anchor-type="paragraph" draw:z-index="29" draw:style-name="gr98" draw:text-style-name="P26" svg:width="4.6386in" svg:height="0.2398in" svg:x="0.1898in" svg:y="-1.3193in"><draw:text-box><text:p><text:span text:style-name="T18">[JOB_NAME]</text:span></text:p></draw:text-box></draw:frame><draw:frame text:anchor-type="paragraph" draw:z-index="30" draw:style-name="gr99" draw:text-style-name="P27" svg:width="1.4657in" svg:height="0.1677in" svg:x="1.3465in" svg:y="-1.0736in"><draw:text-box><text:p><text:span text:style-name="T19">[RIG]</text:span></text:p></draw:text-box></draw:frame><draw:frame text:anchor-type="paragraph" draw:z-index="31" draw:style-name="gr99" draw:text-style-name="P28" svg:width="1.4657in" svg:height="0.1677in" svg:x="0.1819in" svg:y="-1.0429in"><draw:text-box><text:p><text:span text:style-name="T20">[JOB_NUMBER]</text:span></text:p></draw:text-box></draw:frame><draw:frame text:anchor-type="paragraph" draw:z-index="32" draw:style-name="gr100" draw:text-style-name="P30" svg:width="2.6941in" svg:height="0.2051in" svg:x="4.0165in" svg:y="-1.6516in"><draw:text-box><text:p text:style-name="P29"><text:span text:style-name="T21">[TIME]</text:span></text:p></draw:text-box></draw:frame><draw:frame text:anchor-type="paragraph" draw:z-index="33" draw:style-name="gr101" draw:text-style-name="P31" svg:width="2.315in" svg:height="0.2516in" svg:x="4.4035in" svg:y="-1.0909in"><draw:text-box><text:p text:style-name="P29"><text:span text:style-name="T22">[CLIENT]</text:span></text:p></draw:text-box></draw:frame></text:p>
      <text:p text:style-name="P2"><draw:g text:anchor-type="paragraph" draw:z-index="13" draw:style-name="gr2"><draw:frame draw:style-name="gr5" draw:text-style-name="P14" svg:width="1.6276in" svg:height="0.2606in" svg:x="1.1445in" svg:y="0.4689in"><draw:text-box><text:p text:style-name="P7"><text:span text:style-name="T7">[T6]</text:span></text:p></draw:text-box></draw:frame><draw:frame draw:style-name="gr6" draw:text-style-name="P12" svg:width="0.7315in" svg:height="0.1398in" svg:x="1.878in" svg:y="0.289in"><draw:text-box><text:p text:style-name="P7"><text:span text:style-name="T6">feet</text:span></text:p></draw:text-box></draw:frame><draw:frame draw:style-name="gr69" draw:text-style-name="P13" svg:width="1.237in" svg:height="0.1768in" svg:x="1.3882in" svg:y="0.0764in"><draw:text-box><text:p text:style-name="P7"><text:span text:style-name="T4">Range</text:span></text:p></draw:text-box></draw:frame></draw:g><draw:g text:anchor-type="paragraph" draw:z-index="35" draw:style-name="gr2"><draw:frame draw:style-name="gr5" draw:text-style-name="P11" svg:width="1.174in" svg:height="0.2787in" svg:x="2.6917in" svg:y="0.4075in"><draw:text-box><text:p text:style-name="P7"><text:span text:style-name="T5">[RUN]</text:span></text:p></draw:text-box></draw:frame><draw:frame draw:style-name="gr102" draw:text-style-name="P10" svg:width="1.237in" svg:height="0.1823in" svg:x="2.6756in" svg:y="0.0764in"><draw:text-box><text:p text:style-name="P7"><text:span text:style-name="T4">Run #</text:span></text:p></draw:text-box></draw:frame></draw:g></text:p>
      <text:p text:style-name="P2"/>
      <text:p text:style-name="P2"/>
      <text:p text:style-name="P2"/>
      <text:p text:style-name="P2"><draw:rect text:anchor-type="paragraph" draw:z-index="25" draw:style-name="gr70" draw:text-style-name="P7" svg:width="5.3185in" svg:height="0.0421in" svg:x="-0.0346in" svg:y="0.122in"><text:p/></draw:rect></text:p>
      <text:p text:style-name="P2"><draw:g text:anchor-type="paragraph" draw:z-index="41" draw:style-name="gr2"><draw:frame draw:style-name="gr34" draw:text-style-name="P19" svg:width="0.9276in" svg:height="0.2606in" svg:x="2.4961in" svg:y="0.413in"><draw:text-box><text:p text:style-name="P7"><text:span text:style-name="T12">[R3]</text:span></text:p></draw:text-box></draw:frame><draw:frame draw:style-name="gr35" draw:text-style-name="P20" svg:width="0.578in" svg:height="0.1398in" svg:x="2.8693in" svg:y="0.2728in"><draw:text-box><text:p text:style-name="P7"><text:span text:style-name="T13">ft/hr</text:span></text:p></draw:text-box></draw:frame><draw:frame draw:style-name="gr35" draw:text-style-name="P21" svg:width="0.9776in" svg:height="0.1398in" svg:x="2.4827in" svg:y="0.0866in"><draw:text-box><text:p text:style-name="P7"><text:span text:style-name="T14">ROP</text:span></text:p></draw:text-box></draw:frame></draw:g><draw:g text:anchor-type="paragraph" draw:z-index="42" draw:style-name="gr2"><draw:frame draw:style-name="gr34" draw:text-style-name="P19" svg:width="1.035in" svg:height="0.2606in" svg:x="3.3339in" svg:y="0.413in"><draw:text-box><text:p text:style-name="P7"><text:span text:style-name="T12">[R4]</text:span></text:p></draw:text-box></draw:frame><draw:frame draw:style-name="gr35" draw:text-style-name="P20" svg:width="0.6453in" svg:height="0.1398in" svg:x="3.7512in" svg:y="0.2728in"><draw:text-box><text:p text:style-name="P7"><text:span text:style-name="T13">feet</text:span></text:p></draw:text-box></draw:frame><draw:frame draw:style-name="gr35" draw:text-style-name="P21" svg:width="0.8476in" svg:height="0.1398in" svg:x="3.3957in" svg:y="0.0866in"><draw:text-box><text:p text:style-name="P7"><text:span text:style-name="T14">Drilled</text:span></text:p></draw:text-box></draw:frame></draw:g><draw:g text:anchor-type="paragraph" draw:z-index="43" draw:style-name="gr2"><draw:frame draw:style-name="gr34" draw:text-style-name="P19" svg:width="0.9421in" svg:height="0.2606in" svg:x="4.3028in" svg:y="0.413in"><draw:text-box><text:p text:style-name="P7"><text:span text:style-name="T12">[R5]</text:span></text:p></draw:text-box></draw:frame><draw:frame draw:style-name="gr35" draw:text-style-name="P20" svg:width="0.587in" svg:height="0.1398in" svg:x="4.6831in" svg:y="0.2728in"><draw:text-box><text:p text:style-name="P7"><text:span text:style-name="T13">hours</text:span></text:p></draw:text-box></draw:frame><draw:frame draw:style-name="gr35" draw:text-style-name="P21" svg:width="0.9925in" svg:height="0.1398in" svg:x="4.2902in" svg:y="0.0866in"><draw:text-box><text:p text:style-name="P7"><text:span text:style-name="T14">Drilling Time</text:span></text:p></draw:text-box></draw:frame></draw:g><draw:g text:anchor-type="paragraph" draw:z-index="44" draw:style-name="gr2"><draw:frame draw:style-name="gr34" draw:text-style-name="P19" svg:width="0.9276in" svg:height="0.2606in" svg:x="1.6437in" svg:y="0.4075in"><draw:text-box><text:p text:style-name="P7"><text:span text:style-name="T12">[R2]</text:span></text:p></draw:text-box></draw:frame><draw:frame draw:style-name="gr35" draw:text-style-name="P24" svg:width="0.578in" svg:height="0.1398in" svg:x="2.0177in" svg:y="0.2673in"><draw:text-box><text:p text:style-name="P7"><text:span text:style-name="T16">%</text:span></text:p></draw:text-box></draw:frame><draw:frame draw:style-name="gr35" draw:text-style-name="P21" svg:width="0.9776in" svg:height="0.1398in" svg:x="1.6311in" svg:y="0.0811in"><draw:text-box><text:p text:style-name="P7"><text:span text:style-name="T14">Time %</text:span></text:p></draw:text-box></draw:frame></draw:g><draw:g text:anchor-type="paragraph" draw:z-index="45" draw:style-name="gr2"><draw:frame draw:style-name="gr34" draw:text-style-name="P19" svg:width="0.9276in" svg:height="0.2606in" svg:x="0.8055in" svg:y="0.4083in"><draw:text-box><text:p text:style-name="P7"><text:span text:style-name="T12">[R1]</text:span></text:p></draw:text-box></draw:frame><draw:frame draw:style-name="gr35" draw:text-style-name="P24" svg:width="0.578in" svg:height="0.1398in" svg:x="1.1795in" svg:y="0.2681in"><draw:text-box><text:p text:style-name="P7"><text:span text:style-name="T16">%</text:span></text:p></draw:text-box></draw:frame><draw:frame draw:style-name="gr35" draw:text-style-name="P21" svg:width="0.9776in" svg:height="0.1398in" svg:x="0.7929in" svg:y="0.0819in"><draw:text-box><text:p text:style-name="P7"><text:span text:style-name="T14">Feet %</text:span></text:p></draw:text-box></draw:frame></draw:g></text:p>
      <text:p text:style-name="P2"><draw:rect text:anchor-type="paragraph" draw:z-index="26" draw:style-name="gr70" draw:text-style-name="P7" svg:width="5.3185in" svg:height="0.0421in" svg:x="-0.0346in" svg:y="1.2535in"><text:p/></draw:rect></text:p>
      <text:p text:style-name="P2"/>
      <text:p text:style-name="P2"><draw:rect text:anchor-type="paragraph" draw:z-index="8" draw:style-name="gr44" draw:text-style-name="P7" svg:width="5.2969in" svg:height="0.0012in" svg:x="-0.0217in" svg:y="0.1299in"><text:p/></draw:rect></text:p>
      <text:p text:style-name="P2"><draw:g text:anchor-type="paragraph" draw:z-index="36" draw:style-name="gr2"><draw:frame draw:style-name="gr34" draw:text-style-name="P19" svg:width="0.9276in" svg:height="0.2606in" svg:x="2.4961in" svg:y="0.3398in"><draw:text-box><text:p text:style-name="P7"><text:span text:style-name="T12">[S3]</text:span></text:p></draw:text-box></draw:frame><draw:frame draw:style-name="gr35" draw:text-style-name="P20" svg:width="0.578in" svg:height="0.1398in" svg:x="2.8693in" svg:y="0.1996in"><draw:text-box><text:p text:style-name="P7"><text:span text:style-name="T13">ft/hr</text:span></text:p></draw:text-box></draw:frame><draw:frame draw:style-name="gr35" draw:text-style-name="P21" svg:width="0.9776in" svg:height="0.1398in" svg:x="2.4827in" svg:y="0.0134in"><draw:text-box><text:p text:style-name="P7"><text:span text:style-name="T14">ROP</text:span></text:p></draw:text-box></draw:frame></draw:g><draw:g text:anchor-type="paragraph" draw:z-index="37" draw:style-name="gr2"><draw:frame draw:style-name="gr34" draw:text-style-name="P19" svg:width="1.035in" svg:height="0.2606in" svg:x="3.3339in" svg:y="0.3398in"><draw:text-box><text:p text:style-name="P7"><text:span text:style-name="T12">[S4]</text:span></text:p></draw:text-box></draw:frame><draw:frame draw:style-name="gr35" draw:text-style-name="P20" svg:width="0.6453in" svg:height="0.1398in" svg:x="3.7512in" svg:y="0.1996in"><draw:text-box><text:p text:style-name="P7"><text:span text:style-name="T13">feet</text:span></text:p></draw:text-box></draw:frame><draw:frame draw:style-name="gr35" draw:text-style-name="P21" svg:width="0.8476in" svg:height="0.1398in" svg:x="3.3957in" svg:y="0.0134in"><draw:text-box><text:p text:style-name="P7"><text:span text:style-name="T14">Drilled</text:span></text:p></draw:text-box></draw:frame></draw:g><draw:g text:anchor-type="paragraph" draw:z-index="38" draw:style-name="gr2"><draw:frame draw:style-name="gr34" draw:text-style-name="P19" svg:width="0.9421in" svg:height="0.2606in" svg:x="4.3028in" svg:y="0.3398in"><draw:text-box><text:p text:style-name="P7"><text:span text:style-name="T12">[S5]</text:span></text:p></draw:text-box></draw:frame><draw:frame draw:style-name="gr35" draw:text-style-name="P20" svg:width="0.587in" svg:height="0.1398in" svg:x="4.6831in" svg:y="0.1996in"><draw:text-box><text:p text:style-name="P7"><text:span text:style-name="T13">hours</text:span></text:p></draw:text-box></draw:frame><draw:frame draw:style-name="gr35" draw:text-style-name="P21" svg:width="0.9925in" svg:height="0.1398in" svg:x="4.2902in" svg:y="0.0134in"><draw:text-box><text:p text:style-name="P7"><text:span text:style-name="T14">Drilling Time</text:span></text:p></draw:text-box></draw:frame></draw:g><draw:g text:anchor-type="paragraph" draw:z-index="39" draw:style-name="gr2"><draw:frame draw:style-name="gr34" draw:text-style-name="P19" svg:width="0.9276in" svg:height="0.2606in" svg:x="1.6437in" svg:y="0.3398in"><draw:text-box><text:p text:style-name="P7"><text:span text:style-name="T12">[S2]</text:span></text:p></draw:text-box></draw:frame><draw:frame draw:style-name="gr35" draw:text-style-name="P24" svg:width="0.578in" svg:height="0.1398in" svg:x="2.0177in" svg:y="0.1996in"><draw:text-box><text:p text:style-name="P7"><text:span text:style-name="T16">%</text:span></text:p></draw:text-box></draw:frame><draw:frame draw:style-name="gr35" draw:text-style-name="P21" svg:width="0.9776in" svg:height="0.1398in" svg:x="1.6311in" svg:y="0.0134in"><draw:text-box><text:p text:style-name="P7"><text:span text:style-name="T14">Time %</text:span></text:p></draw:text-box></draw:frame></draw:g><draw:g text:anchor-type="paragraph" draw:z-index="40" draw:style-name="gr2"><draw:frame draw:style-name="gr34" draw:text-style-name="P19" svg:width="0.9276in" svg:height="0.2606in" svg:x="0.8055in" svg:y="0.3402in"><draw:text-box><text:p text:style-name="P7"><text:span text:style-name="T12">[S1]</text:span></text:p></draw:text-box></draw:frame><draw:frame draw:style-name="gr35" draw:text-style-name="P24" svg:width="0.578in" svg:height="0.1398in" svg:x="1.1795in" svg:y="0.2in"><draw:text-box><text:p text:style-name="P7"><text:span text:style-name="T16">%</text:span></text:p></draw:text-box></draw:frame><draw:frame draw:style-name="gr35" draw:text-style-name="P21" svg:width="0.9776in" svg:height="0.1398in" svg:x="0.7929in" svg:y="0.0138in"><draw:text-box><text:p text:style-name="P7"><text:span text:style-name="T14">Feet %</text:span></text:p></draw:text-box></draw:frame></draw:g></text:p>
      <text:p text:style-name="P2"><draw:rect text:anchor-type="paragraph" draw:z-index="27" draw:style-name="gr70" draw:text-style-name="P7" svg:width="5.3185in" svg:height="0.0421in" svg:x="-0.0346in" svg:y="2.9618in"><text:p/></draw:rect></text:p>
      <text:p text:style-name="P2"/>
      <text:p text:style-name="P2"/>
      <text:p text:style-name="P2"/>
      <text:p text:style-name="P2"/>
      <text:p text:style-name="P2"><draw:line text:anchor-type="paragraph" draw:z-index="18" draw:style-name="gr77" draw:text-style-name="P7" svg:x1="-0.0209in" svg:y1="0.128in" svg:x2="5.2835in" svg:y2="0.128in"><text:p/></draw:line></text:p>
      <text:p text:style-name="P2"><draw:frame text:anchor-type="paragraph" draw:z-index="16" draw:style-name="gr68" draw:text-style-name="P23" svg:width="1.1488in" svg:height="0.1579in" svg:x="0.0898in" svg:y="-0.4882in"><draw:text-box><text:p text:style-name="P22"><text:span text:style-name="T15">BHA DETAIL</text:span></text:p></draw:text-box></draw:frame></text:p>
      <text:p text:style-name="P3"><draw:g text:anchor-type="paragraph" draw:z-index="9" draw:style-name="gr2"><draw:rect draw:style-name="gr45" draw:text-style-name="P7" svg:width="5.3185in" svg:height="0.1224in" svg:x="-0.0189in" svg:y="2.5764in"><text:p/></draw:rect><draw:rect draw:style-name="gr45" draw:text-style-name="P7" svg:width="5.3185in" svg:height="0.1224in" svg:x="-0.0189in" svg:y="2.3248in"><text:p/></draw:rect><draw:rect draw:style-name="gr45" draw:text-style-name="P7" svg:width="5.3185in" svg:height="0.1224in" svg:x="-0.0189in" svg:y="2.0583in"><text:p/></draw:rect><draw:frame draw:style-name="gr46" draw:text-style-name="P16" svg:width="1.7248in" svg:height="0.1504in" svg:x="0.1547in" svg:y="1.7984in"><draw:text-box><text:p><text:span text:style-name="T9">[H1]</text:span></text:p></draw:text-box></draw:frame><draw:g draw:style-name="gr4"><draw:g draw:style-name="gr4"><draw:frame draw:style-name="gr47" draw:text-style-name="P32" svg:width="0.7913in" svg:height="0.1295in" svg:x="0.1366in" svg:y="1.9484in"><draw:text-box><text:p><text:span text:style-name="T23">[P1]</text:span></text:p></draw:text-box></draw:frame><draw:frame draw:style-name="gr48" draw:text-style-name="P33" svg:width="0.7134in" svg:height="0.1295in" svg:x="0.9657in" svg:y="1.9484in"><draw:text-box><text:p><text:span text:style-name="T24">[V1]</text:span></text:p></draw:text-box></draw:frame></draw:g><draw:g draw:style-name="gr4"><draw:frame draw:style-name="gr47" draw:text-style-name="P32" svg:width="0.7913in" svg:height="0.1295in" svg:x="1.8185in" svg:y="1.9484in"><draw:text-box><text:p><text:span text:style-name="T23">[P7]</text:span></text:p></draw:text-box></draw:frame><draw:frame draw:style-name="gr48" draw:text-style-name="P33" svg:width="0.7134in" svg:height="0.1295in" svg:x="2.6476in" svg:y="1.9484in"><draw:text-box><text:p><text:span text:style-name="T24">[V7]</text:span></text:p></draw:text-box></draw:frame></draw:g><draw:g draw:style-name="gr4"><draw:frame draw:style-name="gr47" draw:text-style-name="P32" svg:width="0.7913in" svg:height="0.1295in" svg:x="3.5012in" svg:y="1.9484in"><draw:text-box><text:p><text:span text:style-name="T23">[P13]</text:span></text:p></draw:text-box></draw:frame><draw:frame draw:style-name="gr48" draw:text-style-name="P33" svg:width="0.7134in" svg:height="0.1295in" svg:x="4.3303in" svg:y="1.9484in"><draw:text-box><text:p><text:span text:style-name="T24">[V13]</text:span></text:p></draw:text-box></draw:frame></draw:g></draw:g><draw:g draw:style-name="gr4"><draw:g draw:style-name="gr4"><draw:frame draw:style-name="gr47" draw:text-style-name="P32" svg:width="0.7913in" svg:height="0.1295in" svg:x="0.1366in" svg:y="2.0776in"><draw:text-box><text:p><text:span text:style-name="T23">[P2]</text:span></text:p></draw:text-box></draw:frame><draw:frame draw:style-name="gr48" draw:text-style-name="P33" svg:width="0.7134in" svg:height="0.1295in" svg:x="0.9657in" svg:y="2.0776in"><draw:text-box><text:p><text:span text:style-name="T24">[V2]</text:span></text:p></draw:text-box></draw:frame></draw:g><draw:g draw:style-name="gr4"><draw:frame draw:style-name="gr47" draw:text-style-name="P32" svg:width="0.7913in" svg:height="0.1295in" svg:x="1.8185in" svg:y="2.0776in"><draw:text-box><text:p><text:span text:style-name="T23">[P8]</text:span></text:p></draw:text-box></draw:frame><draw:frame draw:style-name="gr48" draw:text-style-name="P33" svg:width="0.7134in" svg:height="0.1295in" svg:x="2.6476in" svg:y="2.0776in"><draw:text-box><text:p><text:span text:style-name="T24">[V8]</text:span></text:p></draw:text-box></draw:frame></draw:g><draw:g draw:style-name="gr4"><draw:frame draw:style-name="gr47" draw:text-style-name="P32" svg:width="0.7913in" svg:height="0.1295in" svg:x="3.5012in" svg:y="2.0776in"><draw:text-box><text:p><text:span text:style-name="T23">[P14]</text:span></text:p></draw:text-box></draw:frame><draw:frame draw:style-name="gr48" draw:text-style-name="P33" svg:width="0.7134in" svg:height="0.1295in" svg:x="4.3303in" svg:y="2.0776in"><draw:text-box><text:p><text:span text:style-name="T24">[V14]</text:span></text:p></draw:text-box></draw:frame></draw:g></draw:g><draw:g draw:style-name="gr4"><draw:g draw:style-name="gr4"><draw:frame draw:style-name="gr49" draw:text-style-name="P32" svg:width="0.7913in" svg:height="0.128in" svg:x="0.1366in" svg:y="2.2067in"><draw:text-box><text:p><text:span text:style-name="T23">[P3]</text:span></text:p></draw:text-box></draw:frame><draw:frame draw:style-name="gr50" draw:text-style-name="P33" svg:width="0.7134in" svg:height="0.1185in" svg:x="0.9657in" svg:y="2.2067in"><draw:text-box><text:p><text:span text:style-name="T24">[V3]</text:span></text:p></draw:text-box></draw:frame></draw:g><draw:g draw:style-name="gr4"><draw:frame draw:style-name="gr51" draw:text-style-name="P32" svg:width="0.7913in" svg:height="0.1185in" svg:x="1.8185in" svg:y="2.2067in"><draw:text-box><text:p><text:span text:style-name="T23">[P9]</text:span></text:p></draw:text-box></draw:frame><draw:frame draw:style-name="gr52" draw:text-style-name="P33" svg:width="0.7134in" svg:height="0.128in" svg:x="2.6476in" svg:y="2.2067in"><draw:text-box><text:p><text:span text:style-name="T24">[V9]</text:span></text:p></draw:text-box></draw:frame></draw:g><draw:g draw:style-name="gr4"><draw:frame draw:style-name="gr49" draw:text-style-name="P32" svg:width="0.7913in" svg:height="0.128in" svg:x="3.5012in" svg:y="2.2067in"><draw:text-box><text:p><text:span text:style-name="T23">[P15]</text:span></text:p></draw:text-box></draw:frame><draw:frame draw:style-name="gr50" draw:text-style-name="P33" svg:width="0.7134in" svg:height="0.1185in" svg:x="4.3303in" svg:y="2.2067in"><draw:text-box><text:p><text:span text:style-name="T24">[V15]</text:span></text:p></draw:text-box></draw:frame></draw:g></draw:g><draw:g draw:style-name="gr4"><draw:g draw:style-name="gr4"><draw:frame draw:style-name="gr53" draw:text-style-name="P32" svg:width="0.7913in" svg:height="0.113in" svg:x="0.1366in" svg:y="2.3346in"><draw:text-box><text:p><text:span text:style-name="T23">[P4]</text:span></text:p></draw:text-box></draw:frame><draw:frame draw:style-name="gr54" draw:text-style-name="P33" svg:width="0.7134in" svg:height="0.113in" svg:x="0.9657in" svg:y="2.3346in"><draw:text-box><text:p><text:span text:style-name="T24">[V4]</text:span></text:p></draw:text-box></draw:frame></draw:g><draw:g draw:style-name="gr4"><draw:frame draw:style-name="gr55" draw:text-style-name="P32" svg:width="0.7913in" svg:height="0.1303in" svg:x="1.8185in" svg:y="2.3346in"><draw:text-box><text:p><text:span text:style-name="T23">[P10]</text:span></text:p></draw:text-box></draw:frame><draw:frame draw:style-name="gr56" draw:text-style-name="P33" svg:width="0.7134in" svg:height="0.1303in" svg:x="2.6476in" svg:y="2.3346in"><draw:text-box><text:p><text:span text:style-name="T24">[V10]</text:span></text:p></draw:text-box></draw:frame></draw:g><draw:g draw:style-name="gr4"><draw:frame draw:style-name="gr55" draw:text-style-name="P32" svg:width="0.7913in" svg:height="0.1303in" svg:x="3.5012in" svg:y="2.3346in"><draw:text-box><text:p><text:span text:style-name="T23">[P16]</text:span></text:p></draw:text-box></draw:frame><draw:frame draw:style-name="gr56" draw:text-style-name="P33" svg:width="0.7134in" svg:height="0.1303in" svg:x="4.3303in" svg:y="2.3346in"><draw:text-box><text:p><text:span text:style-name="T24">[V16]</text:span></text:p></draw:text-box></draw:frame></draw:g></draw:g><draw:g draw:style-name="gr4"><draw:g draw:style-name="gr4"><draw:frame draw:style-name="gr47" draw:text-style-name="P32" svg:width="0.7913in" svg:height="0.1295in" svg:x="0.1366in" svg:y="2.4646in"><draw:text-box><text:p><text:span text:style-name="T23">[P5]</text:span></text:p></draw:text-box></draw:frame><draw:frame draw:style-name="gr48" draw:text-style-name="P33" svg:width="0.7134in" svg:height="0.1295in" svg:x="0.9657in" svg:y="2.4646in"><draw:text-box><text:p><text:span text:style-name="T24">[V5]</text:span></text:p></draw:text-box></draw:frame></draw:g><draw:g draw:style-name="gr4"><draw:frame draw:style-name="gr57" draw:text-style-name="P32" svg:width="0.7913in" svg:height="0.1122in" svg:x="1.8185in" svg:y="2.4646in"><draw:text-box><text:p><text:span text:style-name="T23">[P11]</text:span></text:p></draw:text-box></draw:frame><draw:frame draw:style-name="gr48" draw:text-style-name="P33" svg:width="0.7134in" svg:height="0.1295in" svg:x="2.6476in" svg:y="2.4646in"><draw:text-box><text:p><text:span text:style-name="T24">[V11]</text:span></text:p></draw:text-box></draw:frame></draw:g><draw:g draw:style-name="gr4"><draw:frame draw:style-name="gr57" draw:text-style-name="P32" svg:width="0.7913in" svg:height="0.1122in" svg:x="3.5012in" svg:y="2.4646in"><draw:text-box><text:p><text:span text:style-name="T23">[P17]</text:span></text:p></draw:text-box></draw:frame><draw:frame draw:style-name="gr58" draw:text-style-name="P33" svg:width="0.7134in" svg:height="0.1122in" svg:x="4.3303in" svg:y="2.4646in"><draw:text-box><text:p><text:span text:style-name="T24">[V17]</text:span></text:p></draw:text-box></draw:frame></draw:g></draw:g><draw:g draw:style-name="gr4"><draw:g draw:style-name="gr4"><draw:frame draw:style-name="gr26" draw:text-style-name="P32" svg:width="0.7913in" svg:height="0.1433in" svg:x="0.1366in" svg:y="2.5937in"><draw:text-box><text:p><text:span text:style-name="T23">[P6]</text:span></text:p></draw:text-box></draw:frame><draw:frame draw:style-name="gr59" draw:text-style-name="P33" svg:width="0.7134in" svg:height="0.1051in" svg:x="0.9657in" svg:y="2.5937in"><draw:text-box><text:p><text:span text:style-name="T24">[V6]</text:span></text:p></draw:text-box></draw:frame></draw:g><draw:g draw:style-name="gr4"><draw:frame draw:style-name="gr60" draw:text-style-name="P32" svg:width="0.7913in" svg:height="0.1051in" svg:x="1.8185in" svg:y="2.5937in"><draw:text-box><text:p><text:span text:style-name="T23">[P12]</text:span></text:p></draw:text-box></draw:frame><draw:frame draw:style-name="gr59" draw:text-style-name="P33" svg:width="0.7134in" svg:height="0.1051in" svg:x="2.6476in" svg:y="2.5937in"><draw:text-box><text:p><text:span text:style-name="T24">[V12]</text:span></text:p></draw:text-box></draw:frame></draw:g><draw:g draw:style-name="gr4"><draw:frame draw:style-name="gr60" draw:text-style-name="P32" svg:width="0.7913in" svg:height="0.1051in" svg:x="3.5012in" svg:y="2.5937in"><draw:text-box><text:p><text:span text:style-name="T23">[P18]</text:span></text:p></draw:text-box></draw:frame><draw:frame draw:style-name="gr59" draw:text-style-name="P33" svg:width="0.7134in" svg:height="0.1051in" svg:x="4.3303in" svg:y="2.5937in"><draw:text-box><text:p><text:span text:style-name="T24">[V18]</text:span></text:p></draw:text-box></draw:frame></draw:g></draw:g></draw:g><draw:g text:anchor-type="paragraph" draw:z-index="10" draw:style-name="gr2"><draw:rect draw:style-name="gr45" draw:text-style-name="P7" svg:width="5.3185in" svg:height="0.1224in" svg:x="-0.0189in" svg:y="3.3811in"><text:p/></draw:rect><draw:rect draw:style-name="gr45" draw:text-style-name="P7" svg:width="5.3185in" svg:height="0.1217in" svg:x="-0.0189in" svg:y="3.1157in"><text:p/></draw:rect><draw:frame draw:style-name="gr46" draw:text-style-name="P16" svg:width="1.7248in" svg:height="0.1504in" svg:x="0.1547in" svg:y="2.8547in"><draw:text-box><text:p><text:span text:style-name="T9">[H2]</text:span></text:p></draw:text-box></draw:frame><draw:g draw:style-name="gr4"><draw:g draw:style-name="gr4"><draw:frame draw:style-name="gr61" draw:text-style-name="P32" svg:width="0.7913in" svg:height="0.1114in" svg:x="0.1366in" svg:y="3.0047in"><draw:text-box><text:p><text:span text:style-name="T23">[PP1]</text:span></text:p></draw:text-box></draw:frame><draw:frame draw:style-name="gr48" draw:text-style-name="P33" svg:width="0.7134in" svg:height="0.1295in" svg:x="0.9657in" svg:y="3.0047in"><draw:text-box><text:p><text:span text:style-name="T24">[VV1]</text:span></text:p></draw:text-box></draw:frame></draw:g><draw:g draw:style-name="gr4"><draw:frame draw:style-name="gr47" draw:text-style-name="P32" svg:width="0.7913in" svg:height="0.1295in" svg:x="1.8185in" svg:y="3.0047in"><draw:text-box><text:p><text:span text:style-name="T23">[PP6]</text:span></text:p></draw:text-box></draw:frame><draw:frame draw:style-name="gr48" draw:text-style-name="P33" svg:width="0.7134in" svg:height="0.1295in" svg:x="2.6476in" svg:y="3.0047in"><draw:text-box><text:p><text:span text:style-name="T24">[VV6]</text:span></text:p></draw:text-box></draw:frame></draw:g><draw:g draw:style-name="gr4"><draw:frame draw:style-name="gr47" draw:text-style-name="P32" svg:width="0.7913in" svg:height="0.1295in" svg:x="3.5012in" svg:y="3.0047in"><draw:text-box><text:p><text:span text:style-name="T23">[PP11]</text:span></text:p></draw:text-box></draw:frame><draw:frame draw:style-name="gr48" draw:text-style-name="P33" svg:width="0.7134in" svg:height="0.1295in" svg:x="4.3303in" svg:y="3.0047in"><draw:text-box><text:p><text:span text:style-name="T24">[VV11]</text:span></text:p></draw:text-box></draw:frame></draw:g></draw:g><draw:g draw:style-name="gr4"><draw:g draw:style-name="gr4"><draw:frame draw:style-name="gr47" draw:text-style-name="P32" svg:width="0.7913in" svg:height="0.1295in" svg:x="0.1366in" svg:y="3.1339in"><draw:text-box><text:p><text:span text:style-name="T23">[PP2]</text:span></text:p></draw:text-box></draw:frame><draw:frame draw:style-name="gr48" draw:text-style-name="P33" svg:width="0.7134in" svg:height="0.1295in" svg:x="0.9657in" svg:y="3.1339in"><draw:text-box><text:p><text:span text:style-name="T24">[VV2]</text:span></text:p></draw:text-box></draw:frame></draw:g><draw:g draw:style-name="gr4"><draw:frame draw:style-name="gr62" draw:text-style-name="P32" svg:width="0.7913in" svg:height="0.1039in" svg:x="1.8185in" svg:y="3.1339in"><draw:text-box><text:p><text:span text:style-name="T23">[PP7]</text:span></text:p></draw:text-box></draw:frame><draw:frame draw:style-name="gr48" draw:text-style-name="P33" svg:width="0.7134in" svg:height="0.1295in" svg:x="2.6476in" svg:y="3.1339in"><draw:text-box><text:p><text:span text:style-name="T24">[VV7]</text:span></text:p></draw:text-box></draw:frame></draw:g><draw:g draw:style-name="gr4"><draw:frame draw:style-name="gr47" draw:text-style-name="P32" svg:width="0.7913in" svg:height="0.1295in" svg:x="3.5012in" svg:y="3.1339in"><draw:text-box><text:p><text:span text:style-name="T23">[PP12]</text:span></text:p></draw:text-box></draw:frame><draw:frame draw:style-name="gr48" draw:text-style-name="P33" svg:width="0.7134in" svg:height="0.1295in" svg:x="4.3303in" svg:y="3.1339in"><draw:text-box><text:p><text:span text:style-name="T24">[VV12]</text:span></text:p></draw:text-box></draw:frame></draw:g></draw:g><draw:g draw:style-name="gr4"><draw:g draw:style-name="gr4"><draw:frame draw:style-name="gr63" draw:text-style-name="P32" svg:width="0.7913in" svg:height="0.1287in" svg:x="0.1366in" svg:y="3.263in"><draw:text-box><text:p><text:span text:style-name="T23">[PP3]</text:span></text:p></draw:text-box></draw:frame><draw:frame draw:style-name="gr50" draw:text-style-name="P33" svg:width="0.7134in" svg:height="0.1185in" svg:x="0.9657in" svg:y="3.263in"><draw:text-box><text:p><text:span text:style-name="T24">[VV3]</text:span></text:p></draw:text-box></draw:frame></draw:g><draw:g draw:style-name="gr4"><draw:frame draw:style-name="gr63" draw:text-style-name="P32" svg:width="0.7913in" svg:height="0.1287in" svg:x="1.8185in" svg:y="3.263in"><draw:text-box><text:p><text:span text:style-name="T23">[PP8]</text:span></text:p></draw:text-box></draw:frame><draw:frame draw:style-name="gr64" draw:text-style-name="P33" svg:width="0.7134in" svg:height="0.1287in" svg:x="2.6476in" svg:y="3.263in"><draw:text-box><text:p><text:span text:style-name="T24">[VV8]</text:span></text:p></draw:text-box></draw:frame></draw:g><draw:g draw:style-name="gr4"><draw:frame draw:style-name="gr51" draw:text-style-name="P32" svg:width="0.7913in" svg:height="0.1185in" svg:x="3.5012in" svg:y="3.263in"><draw:text-box><text:p><text:span text:style-name="T23">[PP13]</text:span></text:p></draw:text-box></draw:frame><draw:frame draw:style-name="gr50" draw:text-style-name="P33" svg:width="0.7134in" svg:height="0.1185in" svg:x="4.3303in" svg:y="3.263in"><draw:text-box><text:p><text:span text:style-name="T24">[VV13]</text:span></text:p></draw:text-box></draw:frame></draw:g></draw:g><draw:g draw:style-name="gr4"><draw:g draw:style-name="gr4"><draw:frame draw:style-name="gr47" draw:text-style-name="P32" svg:width="0.7913in" svg:height="0.1295in" svg:x="0.1366in" svg:y="3.3913in"><draw:text-box><text:p><text:span text:style-name="T23">[PP4]</text:span></text:p></draw:text-box></draw:frame><draw:frame draw:style-name="gr48" draw:text-style-name="P33" svg:width="0.7134in" svg:height="0.1295in" svg:x="0.9657in" svg:y="3.3913in"><draw:text-box><text:p><text:span text:style-name="T24">[VV4]</text:span></text:p></draw:text-box></draw:frame></draw:g><draw:g draw:style-name="gr4"><draw:frame draw:style-name="gr47" draw:text-style-name="P32" svg:width="0.7913in" svg:height="0.1295in" svg:x="1.8185in" svg:y="3.3913in"><draw:text-box><text:p><text:span text:style-name="T23">[PP9]</text:span></text:p></draw:text-box></draw:frame><draw:frame draw:style-name="gr48" draw:text-style-name="P33" svg:width="0.7134in" svg:height="0.1295in" svg:x="2.6476in" svg:y="3.3913in"><draw:text-box><text:p><text:span text:style-name="T24">[VV9]</text:span></text:p></draw:text-box></draw:frame></draw:g><draw:g draw:style-name="gr4"><draw:frame draw:style-name="gr47" draw:text-style-name="P32" svg:width="0.7913in" svg:height="0.1295in" svg:x="3.5012in" svg:y="3.3913in"><draw:text-box><text:p><text:span text:style-name="T23">[PP14]</text:span></text:p></draw:text-box></draw:frame><draw:frame draw:style-name="gr48" draw:text-style-name="P33" svg:width="0.7134in" svg:height="0.1295in" svg:x="4.3303in" svg:y="3.3913in"><draw:text-box><text:p><text:span text:style-name="T24">[VV14]</text:span></text:p></draw:text-box></draw:frame></draw:g></draw:g><draw:g draw:style-name="gr4"><draw:g draw:style-name="gr4"><draw:frame draw:style-name="gr65" draw:text-style-name="P32" svg:width="0.7913in" svg:height="0.137in" svg:x="0.1366in" svg:y="3.5209in"><draw:text-box><text:p><text:span text:style-name="T23">[PP5]</text:span></text:p></draw:text-box></draw:frame><draw:frame draw:style-name="gr66" draw:text-style-name="P33" svg:width="0.7134in" svg:height="0.137in" svg:x="0.9657in" svg:y="3.5209in"><draw:text-box><text:p><text:span text:style-name="T24">[VV5]</text:span></text:p></draw:text-box></draw:frame></draw:g><draw:g draw:style-name="gr4"><draw:frame draw:style-name="gr30" draw:text-style-name="P32" svg:width="0.7913in" svg:height="0.1453in" svg:x="1.8185in" svg:y="3.5209in"><draw:text-box><text:p><text:span text:style-name="T23">[PP10]</text:span></text:p></draw:text-box></draw:frame><draw:frame draw:style-name="gr66" draw:text-style-name="P33" svg:width="0.7134in" svg:height="0.137in" svg:x="2.6476in" svg:y="3.5209in"><draw:text-box><text:p><text:span text:style-name="T24">[VV10]</text:span></text:p></draw:text-box></draw:frame></draw:g><draw:g draw:style-name="gr4"><draw:frame draw:style-name="gr65" draw:text-style-name="P32" svg:width="0.7913in" svg:height="0.137in" svg:x="3.5012in" svg:y="3.5209in"><draw:text-box><text:p><text:span text:style-name="T23">[PP15]</text:span></text:p></draw:text-box></draw:frame><draw:frame draw:style-name="gr31" draw:text-style-name="P33" svg:width="0.7134in" svg:height="0.1453in" svg:x="4.3303in" svg:y="3.5209in"><draw:text-box><text:p><text:span text:style-name="T24">[VV15]</text:span></text:p></draw:text-box></draw:frame></draw:g></draw:g></draw:g><draw:g text:anchor-type="paragraph" draw:z-index="17" draw:style-name="gr2"><draw:frame draw:style-name="gr71" draw:text-style-name="P17" svg:width="1.9634in" svg:height="0.1594in" svg:x="0.1366in" svg:y="-0.4492in"><draw:text-box><text:p><text:span text:style-name="T10">Name/Serial #</text:span></text:p></draw:text-box></draw:frame><draw:frame draw:style-name="gr72" draw:text-style-name="P34" svg:width="0.6106in" svg:height="0.1594in" svg:x="3.2902in" svg:y="-0.4492in"><draw:text-box><text:p><text:span text:style-name="T25">Length</text:span></text:p></draw:text-box></draw:frame><draw:frame draw:style-name="gr73" draw:text-style-name="P17" svg:width="0.4913in" svg:height="0.1512in" svg:x="2.2122in" svg:y="-0.4492in"><draw:text-box><text:p><text:span text:style-name="T10">ID</text:span></text:p></draw:text-box></draw:frame><draw:frame draw:style-name="gr74" draw:text-style-name="P17" svg:width="0.4913in" svg:height="0.1469in" svg:x="2.7437in" svg:y="-0.4449in"><draw:text-box><text:p><text:span text:style-name="T10">OD</text:span></text:p></draw:text-box></draw:frame><draw:frame draw:style-name="gr75" draw:text-style-name="P34" svg:width="0.6106in" svg:height="0.1488in" svg:x="3.9358in" svg:y="-0.4638in"><draw:text-box><text:p><text:span text:style-name="T25">Total</text:span></text:p></draw:text-box></draw:frame><draw:frame draw:style-name="gr76" draw:text-style-name="P34" svg:width="0.6106in" svg:height="0.1657in" svg:x="4.5902in" svg:y="-0.4638in"><draw:text-box><text:p><text:span text:style-name="T25">Top Con.</text:span></text:p></draw:text-box></draw:frame></draw:g><draw:g text:anchor-type="paragraph" draw:z-index="19" draw:style-name="gr2"><draw:rect draw:style-name="gr45" draw:text-style-name="P7" svg:width="5.3185in" svg:height="0.1224in" svg:x="-0.0189in" svg:y="-0.0563in"><text:p/></draw:rect><draw:g draw:style-name="gr4"><draw:frame draw:style-name="gr78" draw:text-style-name="P17" svg:width="1.9634in" svg:height="0.1307in" svg:x="0.1366in" svg:y="-0.187in"><draw:text-box><text:p><text:span text:style-name="T10">[A1]</text:span></text:p></draw:text-box></draw:frame><draw:frame draw:style-name="gr79" draw:text-style-name="P34" svg:width="0.6106in" svg:height="0.1122in" svg:x="3.2902in" svg:y="-0.187in"><draw:text-box><text:p><text:span text:style-name="T25">[L1]</text:span></text:p></draw:text-box></draw:frame><draw:frame draw:style-name="gr80" draw:text-style-name="P17" svg:width="0.4913in" svg:height="0.1122in" svg:x="2.2122in" svg:y="-0.187in"><draw:text-box><text:p><text:span text:style-name="T10">[ID1]</text:span></text:p></draw:text-box></draw:frame><draw:frame draw:style-name="gr80" draw:text-style-name="P17" svg:width="0.4913in" svg:height="0.1122in" svg:x="2.7437in" svg:y="-0.1827in"><draw:text-box><text:p><text:span text:style-name="T10">[OD1]</text:span></text:p></draw:text-box></draw:frame><draw:frame draw:style-name="gr79" draw:text-style-name="P34" svg:width="0.6106in" svg:height="0.1122in" svg:x="3.9358in" svg:y="-0.2016in"><draw:text-box><text:p><text:span text:style-name="T25">[LT1]</text:span></text:p></draw:text-box></draw:frame><draw:frame draw:style-name="gr31" draw:text-style-name="P34" svg:width="0.6106in" svg:height="0.1453in" svg:x="4.5902in" svg:y="-0.2016in"><draw:text-box><text:p><text:span text:style-name="T25">[TC1]</text:span></text:p></draw:text-box></draw:frame></draw:g><draw:g draw:style-name="gr4"><draw:frame draw:style-name="gr81" draw:text-style-name="P17" svg:width="1.9634in" svg:height="0.1398in" svg:x="0.1366in" svg:y="-0.0535in"><draw:text-box><text:p><text:span text:style-name="T10">[A2]</text:span></text:p></draw:text-box></draw:frame><draw:frame draw:style-name="gr79" draw:text-style-name="P34" svg:width="0.6106in" svg:height="0.1122in" svg:x="3.2902in" svg:y="-0.0535in"><draw:text-box><text:p><text:span text:style-name="T25">[L2]</text:span></text:p></draw:text-box></draw:frame><draw:frame draw:style-name="gr80" draw:text-style-name="P17" svg:width="0.4913in" svg:height="0.1122in" svg:x="2.2122in" svg:y="-0.0535in"><draw:text-box><text:p><text:span text:style-name="T10">[ID2]</text:span></text:p></draw:text-box></draw:frame><draw:frame draw:style-name="gr80" draw:text-style-name="P17" svg:width="0.4913in" svg:height="0.1122in" svg:x="2.7437in" svg:y="-0.0496in"><draw:text-box><text:p><text:span text:style-name="T10">[OD2]</text:span></text:p></draw:text-box></draw:frame><draw:frame draw:style-name="gr79" draw:text-style-name="P34" svg:width="0.6106in" svg:height="0.1122in" svg:x="3.9358in" svg:y="-0.0681in"><draw:text-box><text:p><text:span text:style-name="T25">[LT2]</text:span></text:p></draw:text-box></draw:frame><draw:frame draw:style-name="gr82" draw:text-style-name="P34" svg:width="0.6106in" svg:height="0.1398in" svg:x="4.5902in" svg:y="-0.0681in"><draw:text-box><text:p><text:span text:style-name="T25">[TC2]</text:span></text:p></draw:text-box></draw:frame></draw:g></draw:g><draw:g text:anchor-type="paragraph" draw:z-index="20" draw:style-name="gr2"><draw:rect draw:style-name="gr45" draw:text-style-name="P7" svg:width="5.3185in" svg:height="0.1224in" svg:x="-0.0189in" svg:y="0.2508in"><text:p/></draw:rect><draw:g draw:style-name="gr4"><draw:frame draw:style-name="gr83" draw:text-style-name="P17" svg:width="1.9634in" svg:height="0.148in" svg:x="0.1366in" svg:y="0.1028in"><draw:text-box><text:p><text:span text:style-name="T10">[A3]</text:span></text:p></draw:text-box></draw:frame><draw:frame draw:style-name="gr79" draw:text-style-name="P34" svg:width="0.6106in" svg:height="0.1122in" svg:x="3.2902in" svg:y="0.1028in"><draw:text-box><text:p><text:span text:style-name="T25">[L3]</text:span></text:p></draw:text-box></draw:frame><draw:frame draw:style-name="gr80" draw:text-style-name="P17" svg:width="0.4913in" svg:height="0.1122in" svg:x="2.2122in" svg:y="0.1028in"><draw:text-box><text:p><text:span text:style-name="T10">[ID3]</text:span></text:p></draw:text-box></draw:frame><draw:frame draw:style-name="gr80" draw:text-style-name="P17" svg:width="0.4913in" svg:height="0.1122in" svg:x="2.7437in" svg:y="0.1071in"><draw:text-box><text:p><text:span text:style-name="T10">[OD3]</text:span></text:p></draw:text-box></draw:frame><draw:frame draw:style-name="gr79" draw:text-style-name="P34" svg:width="0.6106in" svg:height="0.1122in" svg:x="3.9358in" svg:y="0.0882in"><draw:text-box><text:p><text:span text:style-name="T25">[LT3]</text:span></text:p></draw:text-box></draw:frame><draw:frame draw:style-name="gr84" draw:text-style-name="P34" svg:width="0.6106in" svg:height="0.1504in" svg:x="4.5902in" svg:y="0.0882in"><draw:text-box><text:p><text:span text:style-name="T25">[TC3]</text:span></text:p></draw:text-box></draw:frame></draw:g><draw:g draw:style-name="gr4"><draw:frame draw:style-name="gr81" draw:text-style-name="P17" svg:width="1.9634in" svg:height="0.1398in" svg:x="0.1366in" svg:y="0.2528in"><draw:text-box><text:p><text:span text:style-name="T10">[A4]</text:span></text:p></draw:text-box></draw:frame><draw:frame draw:style-name="gr79" draw:text-style-name="P34" svg:width="0.6106in" svg:height="0.1122in" svg:x="3.2902in" svg:y="0.2528in"><draw:text-box><text:p><text:span text:style-name="T25">[L4]</text:span></text:p></draw:text-box></draw:frame><draw:frame draw:style-name="gr80" draw:text-style-name="P17" svg:width="0.4913in" svg:height="0.1122in" svg:x="2.2122in" svg:y="0.2528in"><draw:text-box><text:p><text:span text:style-name="T10">[ID4]</text:span></text:p></draw:text-box></draw:frame><draw:frame draw:style-name="gr80" draw:text-style-name="P17" svg:width="0.4913in" svg:height="0.1122in" svg:x="2.7437in" svg:y="0.2571in"><draw:text-box><text:p><text:span text:style-name="T10">[OD4]</text:span></text:p></draw:text-box></draw:frame><draw:frame draw:style-name="gr79" draw:text-style-name="P34" svg:width="0.6106in" svg:height="0.1122in" svg:x="3.9358in" svg:y="0.2382in"><draw:text-box><text:p><text:span text:style-name="T25">[LT4]</text:span></text:p></draw:text-box></draw:frame><draw:frame draw:style-name="gr82" draw:text-style-name="P34" svg:width="0.6106in" svg:height="0.1398in" svg:x="4.5902in" svg:y="0.2382in"><draw:text-box><text:p><text:span text:style-name="T25">[TC4]</text:span></text:p></draw:text-box></draw:frame></draw:g></draw:g><draw:g text:anchor-type="paragraph" draw:z-index="21" draw:style-name="gr2"><draw:rect draw:style-name="gr45" draw:text-style-name="P7" svg:width="5.3185in" svg:height="0.1224in" svg:x="-0.0189in" svg:y="0.5406in"><text:p/></draw:rect><draw:g draw:style-name="gr4"><draw:frame draw:style-name="gr83" draw:text-style-name="P17" svg:width="1.9634in" svg:height="0.148in" svg:x="0.1366in" svg:y="0.3925in"><draw:text-box><text:p><text:span text:style-name="T10">[A5]</text:span></text:p></draw:text-box></draw:frame><draw:frame draw:style-name="gr79" draw:text-style-name="P34" svg:width="0.6106in" svg:height="0.1122in" svg:x="3.2902in" svg:y="0.3925in"><draw:text-box><text:p><text:span text:style-name="T25">[L5]</text:span></text:p></draw:text-box></draw:frame><draw:frame draw:style-name="gr80" draw:text-style-name="P17" svg:width="0.4913in" svg:height="0.1122in" svg:x="2.2122in" svg:y="0.3925in"><draw:text-box><text:p><text:span text:style-name="T10">[ID5]</text:span></text:p></draw:text-box></draw:frame><draw:frame draw:style-name="gr80" draw:text-style-name="P17" svg:width="0.4913in" svg:height="0.1122in" svg:x="2.7437in" svg:y="0.3969in"><draw:text-box><text:p><text:span text:style-name="T10">[OD5]</text:span></text:p></draw:text-box></draw:frame><draw:frame draw:style-name="gr79" draw:text-style-name="P34" svg:width="0.6106in" svg:height="0.1122in" svg:x="3.9358in" svg:y="0.378in"><draw:text-box><text:p><text:span text:style-name="T25">[LT5]</text:span></text:p></draw:text-box></draw:frame><draw:frame draw:style-name="gr85" draw:text-style-name="P34" svg:width="0.6106in" svg:height="0.163in" svg:x="4.5902in" svg:y="0.378in"><draw:text-box><text:p><text:span text:style-name="T25">[TC5]</text:span></text:p></draw:text-box></draw:frame></draw:g><draw:g draw:style-name="gr4"><draw:frame draw:style-name="gr83" draw:text-style-name="P17" svg:width="1.9634in" svg:height="0.148in" svg:x="0.1366in" svg:y="0.5425in"><draw:text-box><text:p><text:span text:style-name="T10">[A6]</text:span></text:p></draw:text-box></draw:frame><draw:frame draw:style-name="gr79" draw:text-style-name="P34" svg:width="0.6106in" svg:height="0.1122in" svg:x="3.2902in" svg:y="0.5425in"><draw:text-box><text:p><text:span text:style-name="T25">[L6]</text:span></text:p></draw:text-box></draw:frame><draw:frame draw:style-name="gr80" draw:text-style-name="P17" svg:width="0.4913in" svg:height="0.1122in" svg:x="2.2122in" svg:y="0.5425in"><draw:text-box><text:p><text:span text:style-name="T10">[ID6]</text:span></text:p></draw:text-box></draw:frame><draw:frame draw:style-name="gr80" draw:text-style-name="P17" svg:width="0.4913in" svg:height="0.1122in" svg:x="2.7437in" svg:y="0.5469in"><draw:text-box><text:p><text:span text:style-name="T10">[OD6]</text:span></text:p></draw:text-box></draw:frame><draw:frame draw:style-name="gr79" draw:text-style-name="P34" svg:width="0.6106in" svg:height="0.1122in" svg:x="3.9358in" svg:y="0.528in"><draw:text-box><text:p><text:span text:style-name="T25">[LT6]</text:span></text:p></draw:text-box></draw:frame><draw:frame draw:style-name="gr86" draw:text-style-name="P34" svg:width="0.6106in" svg:height="0.135in" svg:x="4.5902in" svg:y="0.528in"><draw:text-box><text:p><text:span text:style-name="T25">[TC6]</text:span></text:p></draw:text-box></draw:frame></draw:g></draw:g><draw:g text:anchor-type="paragraph" draw:z-index="22" draw:style-name="gr2"><draw:rect draw:style-name="gr45" draw:text-style-name="P7" svg:width="5.3185in" svg:height="0.1224in" svg:x="-0.0189in" svg:y="0.8047in"><text:p/></draw:rect><draw:g draw:style-name="gr4"><draw:frame draw:style-name="gr87" draw:text-style-name="P17" svg:width="1.9634in" svg:height="0.1717in" svg:x="0.1366in" svg:y="0.6736in"><draw:text-box><text:p><text:span text:style-name="T10">[A7]</text:span></text:p></draw:text-box></draw:frame><draw:frame draw:style-name="gr79" draw:text-style-name="P34" svg:width="0.6106in" svg:height="0.1122in" svg:x="3.2902in" svg:y="0.6736in"><draw:text-box><text:p><text:span text:style-name="T25">[L7]</text:span></text:p></draw:text-box></draw:frame><draw:frame draw:style-name="gr80" draw:text-style-name="P17" svg:width="0.4913in" svg:height="0.1122in" svg:x="2.2122in" svg:y="0.6736in"><draw:text-box><text:p><text:span text:style-name="T10">[ID7]</text:span></text:p></draw:text-box></draw:frame><draw:frame draw:style-name="gr80" draw:text-style-name="P17" svg:width="0.4913in" svg:height="0.1122in" svg:x="2.7437in" svg:y="0.678in"><draw:text-box><text:p><text:span text:style-name="T10">[OD7]</text:span></text:p></draw:text-box></draw:frame><draw:frame draw:style-name="gr79" draw:text-style-name="P34" svg:width="0.6106in" svg:height="0.1122in" svg:x="3.9358in" svg:y="0.6591in"><draw:text-box><text:p><text:span text:style-name="T25">[LT7]</text:span></text:p></draw:text-box></draw:frame><draw:frame draw:style-name="gr88" draw:text-style-name="P34" svg:width="0.6106in" svg:height="0.1335in" svg:x="4.5902in" svg:y="0.6591in"><draw:text-box><text:p><text:span text:style-name="T25">[TC7]</text:span></text:p></draw:text-box></draw:frame></draw:g><draw:g draw:style-name="gr4"><draw:frame draw:style-name="gr89" draw:text-style-name="P17" svg:width="1.9634in" svg:height="0.1461in" svg:x="0.1366in" svg:y="0.8071in"><draw:text-box><text:p><text:span text:style-name="T10">[A8]</text:span></text:p></draw:text-box></draw:frame><draw:frame draw:style-name="gr79" draw:text-style-name="P34" svg:width="0.6106in" svg:height="0.1122in" svg:x="3.2902in" svg:y="0.8071in"><draw:text-box><text:p><text:span text:style-name="T25">[L8]</text:span></text:p></draw:text-box></draw:frame><draw:frame draw:style-name="gr80" draw:text-style-name="P17" svg:width="0.4913in" svg:height="0.1122in" svg:x="2.2122in" svg:y="0.8071in"><draw:text-box><text:p><text:span text:style-name="T10">[ID8]</text:span></text:p></draw:text-box></draw:frame><draw:frame draw:style-name="gr80" draw:text-style-name="P17" svg:width="0.4913in" svg:height="0.1122in" svg:x="2.7437in" svg:y="0.811in"><draw:text-box><text:p><text:span text:style-name="T10">[OD8]</text:span></text:p></draw:text-box></draw:frame><draw:frame draw:style-name="gr79" draw:text-style-name="P34" svg:width="0.6106in" svg:height="0.1122in" svg:x="3.9358in" svg:y="0.7925in"><draw:text-box><text:p><text:span text:style-name="T25">[LT8]</text:span></text:p></draw:text-box></draw:frame><draw:frame draw:style-name="gr86" draw:text-style-name="P34" svg:width="0.6106in" svg:height="0.135in" svg:x="4.5902in" svg:y="0.7925in"><draw:text-box><text:p><text:span text:style-name="T25">[TC8]</text:span></text:p></draw:text-box></draw:frame></draw:g></draw:g><draw:g text:anchor-type="paragraph" draw:z-index="23" draw:style-name="gr2"><draw:rect draw:style-name="gr45" draw:text-style-name="P7" svg:width="5.3185in" svg:height="0.1224in" svg:x="-0.0189in" svg:y="1.0839in"><text:p/></draw:rect><draw:g draw:style-name="gr4"><draw:frame draw:style-name="gr90" draw:text-style-name="P17" svg:width="1.9634in" svg:height="0.1335in" svg:x="0.1366in" svg:y="0.9528in"><draw:text-box><text:p><text:span text:style-name="T10">[A9]</text:span></text:p></draw:text-box></draw:frame><draw:frame draw:style-name="gr79" draw:text-style-name="P34" svg:width="0.6106in" svg:height="0.1122in" svg:x="3.2902in" svg:y="0.9528in"><draw:text-box><text:p><text:span text:style-name="T25">[L9]</text:span></text:p></draw:text-box></draw:frame><draw:frame draw:style-name="gr80" draw:text-style-name="P17" svg:width="0.4913in" svg:height="0.1122in" svg:x="2.2122in" svg:y="0.9528in"><draw:text-box><text:p><text:span text:style-name="T10">[ID9]</text:span></text:p></draw:text-box></draw:frame><draw:frame draw:style-name="gr80" draw:text-style-name="P17" svg:width="0.4913in" svg:height="0.1122in" svg:x="2.7437in" svg:y="0.9571in"><draw:text-box><text:p><text:span text:style-name="T10">[OD9]</text:span></text:p></draw:text-box></draw:frame><draw:frame draw:style-name="gr79" draw:text-style-name="P34" svg:width="0.6106in" svg:height="0.1122in" svg:x="3.9358in" svg:y="0.9382in"><draw:text-box><text:p><text:span text:style-name="T25">[LT9]</text:span></text:p></draw:text-box></draw:frame><draw:frame draw:style-name="gr91" draw:text-style-name="P34" svg:width="0.6106in" svg:height="0.1461in" svg:x="4.5902in" svg:y="0.9382in"><draw:text-box><text:p><text:span text:style-name="T25">[TC9]</text:span></text:p></draw:text-box></draw:frame></draw:g><draw:g draw:style-name="gr4"><draw:frame draw:style-name="gr92" draw:text-style-name="P17" svg:width="1.9634in" svg:height="0.1567in" svg:x="0.1366in" svg:y="1.0862in"><draw:text-box><text:p><text:span text:style-name="T10">[A10]</text:span></text:p></draw:text-box></draw:frame><draw:frame draw:style-name="gr79" draw:text-style-name="P34" svg:width="0.6106in" svg:height="0.1122in" svg:x="3.2902in" svg:y="1.0862in"><draw:text-box><text:p><text:span text:style-name="T25">[L10]</text:span></text:p></draw:text-box></draw:frame><draw:frame draw:style-name="gr80" draw:text-style-name="P17" svg:width="0.4913in" svg:height="0.1122in" svg:x="2.2122in" svg:y="1.0862in"><draw:text-box><text:p><text:span text:style-name="T10">[ID10]</text:span></text:p></draw:text-box></draw:frame><draw:frame draw:style-name="gr80" draw:text-style-name="P17" svg:width="0.4913in" svg:height="0.1122in" svg:x="2.7437in" svg:y="1.0902in"><draw:text-box><text:p><text:span text:style-name="T10">[OD10]</text:span></text:p></draw:text-box></draw:frame><draw:frame draw:style-name="gr79" draw:text-style-name="P34" svg:width="0.6106in" svg:height="0.1122in" svg:x="3.9358in" svg:y="1.0717in"><draw:text-box><text:p><text:span text:style-name="T25">[LT10]</text:span></text:p></draw:text-box></draw:frame><draw:frame draw:style-name="gr93" draw:text-style-name="P34" svg:width="0.6106in" svg:height="0.1567in" svg:x="4.5902in" svg:y="1.0717in"><draw:text-box><text:p><text:span text:style-name="T25">[TC10]</text:span></text:p></draw:text-box></draw:frame></draw:g></draw:g><draw:g text:anchor-type="paragraph" draw:z-index="24" draw:style-name="gr2"><draw:rect draw:style-name="gr45" draw:text-style-name="P7" svg:width="5.3185in" svg:height="0.1224in" svg:x="-0.0189in" svg:y="1.3736in"><text:p/></draw:rect><draw:g draw:style-name="gr4"><draw:frame draw:style-name="gr94" draw:text-style-name="P17" svg:width="1.9634in" svg:height="0.1504in" svg:x="0.1366in" svg:y="1.2425in"><draw:text-box><text:p><text:span text:style-name="T10">[A11]</text:span></text:p></draw:text-box></draw:frame><draw:frame draw:style-name="gr79" draw:text-style-name="P34" svg:width="0.6106in" svg:height="0.1122in" svg:x="3.2902in" svg:y="1.2425in"><draw:text-box><text:p><text:span text:style-name="T25">[L11]</text:span></text:p></draw:text-box></draw:frame><draw:frame draw:style-name="gr80" draw:text-style-name="P17" svg:width="0.4913in" svg:height="0.1122in" svg:x="2.2122in" svg:y="1.2425in"><draw:text-box><text:p><text:span text:style-name="T10">[ID11]</text:span></text:p></draw:text-box></draw:frame><draw:frame draw:style-name="gr80" draw:text-style-name="P17" svg:width="0.4913in" svg:height="0.1122in" svg:x="2.7437in" svg:y="1.2469in"><draw:text-box><text:p><text:span text:style-name="T10">[OD11]</text:span></text:p></draw:text-box></draw:frame><draw:frame draw:style-name="gr79" draw:text-style-name="P34" svg:width="0.6106in" svg:height="0.1122in" svg:x="3.9358in" svg:y="1.228in"><draw:text-box><text:p><text:span text:style-name="T25">[LT11]</text:span></text:p></draw:text-box></draw:frame><draw:frame draw:style-name="gr84" draw:text-style-name="P34" svg:width="0.6106in" svg:height="0.1504in" svg:x="4.5902in" svg:y="1.228in"><draw:text-box><text:p><text:span text:style-name="T25">[TC11]</text:span></text:p></draw:text-box></draw:frame></draw:g><draw:g draw:style-name="gr4"><draw:frame draw:style-name="gr95" draw:text-style-name="P17" svg:width="1.9634in" svg:height="0.1488in" svg:x="0.1366in" svg:y="1.3925in"><draw:text-box><text:p><text:span text:style-name="T10">[A12]</text:span></text:p></draw:text-box></draw:frame><draw:frame draw:style-name="gr79" draw:text-style-name="P34" svg:width="0.6106in" svg:height="0.1122in" svg:x="3.2902in" svg:y="1.3925in"><draw:text-box><text:p><text:span text:style-name="T25">[L12]</text:span></text:p></draw:text-box></draw:frame><draw:frame draw:style-name="gr80" draw:text-style-name="P17" svg:width="0.4913in" svg:height="0.1122in" svg:x="2.2122in" svg:y="1.3925in"><draw:text-box><text:p><text:span text:style-name="T10">[ID12]</text:span></text:p></draw:text-box></draw:frame><draw:frame draw:style-name="gr80" draw:text-style-name="P17" svg:width="0.4913in" svg:height="0.1122in" svg:x="2.7437in" svg:y="1.3969in"><draw:text-box><text:p><text:span text:style-name="T10">[OD12]</text:span></text:p></draw:text-box></draw:frame><draw:frame draw:style-name="gr79" draw:text-style-name="P34" svg:width="0.6106in" svg:height="0.1122in" svg:x="3.9358in" svg:y="1.378in"><draw:text-box><text:p><text:span text:style-name="T25">[LT12]</text:span></text:p></draw:text-box></draw:frame><draw:frame draw:style-name="gr96" draw:text-style-name="P34" svg:width="0.6106in" svg:height="0.1551in" svg:x="4.5902in" svg:y="1.378in"><draw:text-box><text:p><text:span text:style-name="T25">[TC12]</text:span></text:p></draw:text-box></draw:frame></draw:g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2-25T12:21:09.920193000</dc:date>
    <meta:editing-duration>P5DT18H23M9S</meta:editing-duration>
    <meta:editing-cycles>69</meta:editing-cycles>
    <meta:generator>LibreOffice/4.1.3.2$MacOSX_x86 LibreOffice_project/70feb7d99726f064edab4605a8ab840c50ec57a</meta:generator>
    <meta:document-statistic meta:table-count="0" meta:image-count="1" meta:object-count="0" meta:page-count="3" meta:paragraph-count="1" meta:word-count="1" meta:character-count="1" meta:non-whitespace-character-count="1"/>
  </office:meta>
</office:document-meta>
</file>